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KaitiM GB" svg:font-family="'AR PL KaitiM GB'" style:font-family-generic="system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6.401cm"/>
    </style:style>
    <style:style style:name="co3" style:family="table-column">
      <style:table-column-properties fo:break-before="auto" style:column-width="1.5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mer</text:p>
          </table:table-cell>
          <table:table-cell office:value-type="string" calcext:value-type="string">
            <text:p>Datei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Original 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EXT([.A2];&quot;000&quot;) &amp; &quot;.mp3&quot;" office:value-type="string" office:string-value="001.mp3" calcext:value-type="string">
            <text:p>001.mp3</text:p>
          </table:table-cell>
          <table:table-cell table:number-columns-repeated="2" office:value-type="string" calcext:value-type="string">
            <text:p>Hallo ich bin Hoor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EXT([.A3];&quot;000&quot;) &amp; &quot;.mp3&quot;" office:value-type="string" office:string-value="002.mp3" calcext:value-type="string">
            <text:p>002.mp3</text:p>
          </table:table-cell>
          <table:table-cell table:number-columns-repeated="2" office:value-type="string" calcext:value-type="string">
            <text:p>Welches Spiel wollt ihr spielen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EXT([.A4];&quot;000&quot;) &amp; &quot;.mp3&quot;" office:value-type="string" office:string-value="003.mp3" calcext:value-type="string">
            <text:p>003.mp3</text:p>
          </table:table-cell>
          <table:table-cell table:number-columns-repeated="2" office:value-type="string" calcext:value-type="string">
            <text:p>Tschüss, Ich schalte mich jetzt aus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EXT([.A5];&quot;000&quot;) &amp; &quot;.mp3&quot;" office:value-type="string" office:string-value="004.mp3" calcext:value-type="string">
            <text:p>004.mp3</text:p>
          </table:table-cell>
          <table:table-cell table:number-columns-repeated="2" office:value-type="string" calcext:value-type="string">
            <text:p>Ihr spielt das Spiel Tierlaute erraten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EXT([.A6];&quot;000&quot;) &amp; &quot;.mp3&quot;" office:value-type="string" office:string-value="005.mp3" calcext:value-type="string">
            <text:p>005.mp3</text:p>
          </table:table-cell>
          <table:table-cell table:number-columns-repeated="2" office:value-type="string" calcext:value-type="string">
            <text:p>Stelle deine Figur auf eines der Spielfelder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EXT([.A7];&quot;000&quot;) &amp; &quot;.mp3&quot;" office:value-type="string" office:string-value="006.mp3" calcext:value-type="string">
            <text:p>006.mp3</text:p>
          </table:table-cell>
          <table:table-cell table:number-columns-repeated="2" office:value-type="string" calcext:value-type="string">
            <text:p>Es spielt eine Figur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EXT([.A8];&quot;000&quot;) &amp; &quot;.mp3&quot;" office:value-type="string" office:string-value="007.mp3" calcext:value-type="string">
            <text:p>007.mp3</text:p>
          </table:table-cell>
          <table:table-cell table:number-columns-repeated="2" office:value-type="string" calcext:value-type="string">
            <text:p>Es spielen zwei Figuren mit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EXT([.A9];&quot;000&quot;) &amp; &quot;.mp3&quot;" office:value-type="string" office:string-value="008.mp3" calcext:value-type="string">
            <text:p>008.mp3</text:p>
          </table:table-cell>
          <table:table-cell table:number-columns-repeated="2" office:value-type="string" calcext:value-type="string">
            <text:p>Es spielen drei Figuren mit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TEXT([.A10];&quot;000&quot;) &amp; &quot;.mp3&quot;" office:value-type="string" office:string-value="009.mp3" calcext:value-type="string">
            <text:p>009.mp3</text:p>
          </table:table-cell>
          <table:table-cell table:number-columns-repeated="2" office:value-type="string" calcext:value-type="string">
            <text:p>Es spielen vier Figuren mit.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EXT([.A11];&quot;000&quot;) &amp; &quot;.mp3&quot;" office:value-type="string" office:string-value="010.mp3" calcext:value-type="string">
            <text:p>010.mp3</text:p>
          </table:table-cell>
          <table:table-cell table:number-columns-repeated="2" office:value-type="string" calcext:value-type="string">
            <text:p>Es spielen fünf Figuren mit.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EXT([.A12];&quot;000&quot;) &amp; &quot;.mp3&quot;" office:value-type="string" office:string-value="011.mp3" calcext:value-type="string">
            <text:p>011.mp3</text:p>
          </table:table-cell>
          <table:table-cell table:number-columns-repeated="2" office:value-type="string" calcext:value-type="string">
            <text:p>Es spielen sechs Figuren mit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EXT([.A13];&quot;000&quot;) &amp; &quot;.mp3&quot;" office:value-type="string" office:string-value="012.mp3" calcext:value-type="string">
            <text:p>012.mp3</text:p>
          </table:table-cell>
          <table:table-cell table:number-columns-repeated="2" office:value-type="string" calcext:value-type="string">
            <text:p>Es beginnt die Figur auf Spielfeld 1, wo das Lämpchen leuchtet.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EXT([.A14];&quot;000&quot;) &amp; &quot;.mp3&quot;" office:value-type="string" office:string-value="013.mp3" calcext:value-type="string">
            <text:p>013.mp3</text:p>
          </table:table-cell>
          <table:table-cell table:number-columns-repeated="2" office:value-type="string" calcext:value-type="string">
            <text:p>Es beginnt die Figur auf Spielfeld 2, wo das Lämpchen leuchtet.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EXT([.A15];&quot;000&quot;) &amp; &quot;.mp3&quot;" office:value-type="string" office:string-value="014.mp3" calcext:value-type="string">
            <text:p>014.mp3</text:p>
          </table:table-cell>
          <table:table-cell table:number-columns-repeated="2" office:value-type="string" calcext:value-type="string">
            <text:p>Es beginnt die Figur auf Spielfeld 3, wo das Lämpchen leuchtet.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EXT([.A16];&quot;000&quot;) &amp; &quot;.mp3&quot;" office:value-type="string" office:string-value="015.mp3" calcext:value-type="string">
            <text:p>015.mp3</text:p>
          </table:table-cell>
          <table:table-cell table:number-columns-repeated="2" office:value-type="string" calcext:value-type="string">
            <text:p>Es beginnt die Figur auf Spielfeld 4, wo das Lämpchen leuchtet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EXT([.A17];&quot;000&quot;) &amp; &quot;.mp3&quot;" office:value-type="string" office:string-value="016.mp3" calcext:value-type="string">
            <text:p>016.mp3</text:p>
          </table:table-cell>
          <table:table-cell table:number-columns-repeated="2" office:value-type="string" calcext:value-type="string">
            <text:p>Es beginnt die Figur auf Spielfeld 5, wo das Lämpchen leuchtet.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EXT([.A18];&quot;000&quot;) &amp; &quot;.mp3&quot;" office:value-type="string" office:string-value="017.mp3" calcext:value-type="string">
            <text:p>017.mp3</text:p>
          </table:table-cell>
          <table:table-cell table:number-columns-repeated="2" office:value-type="string" calcext:value-type="string">
            <text:p>Es beginnt die Figur auf Spielfeld 6, wo das Lämpchen leuchtet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EXT([.A19];&quot;000&quot;) &amp; &quot;.mp3&quot;" office:value-type="string" office:string-value="018.mp3" calcext:value-type="string">
            <text:p>018.mp3</text:p>
          </table:table-cell>
          <table:table-cell table:number-columns-repeated="2" office:value-type="string" calcext:value-type="string">
            <text:p>Welches Tier ist das?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EXT([.A20];&quot;000&quot;) &amp; &quot;.mp3&quot;" office:value-type="string" office:string-value="019.mp3" calcext:value-type="string">
            <text:p>019.mp3</text:p>
          </table:table-cell>
          <table:table-cell table:number-columns-repeated="2" office:value-type="string" calcext:value-type="string">
            <text:p>Ich spiele dir jetzt die Laute eines Tiers vor. Wenn du das Tier erkennst, tausche deine Spielfigur gegen eine Tier-Karte.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EXT([.A21];&quot;000&quot;) &amp; &quot;.mp3&quot;" office:value-type="string" office:string-value="020.mp3" calcext:value-type="string">
            <text:p>020.mp3</text:p>
          </table:table-cell>
          <table:table-cell table:number-columns-repeated="2" office:value-type="string" calcext:value-type="string">
            <text:p>Deine Zeit ist leider abgelaufen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TEXT([.A22];&quot;000&quot;) &amp; &quot;.mp3&quot;" office:value-type="string" office:string-value="021.mp3" calcext:value-type="string">
            <text:p>021.mp3</text:p>
          </table:table-cell>
          <table:table-cell table:number-columns-repeated="2" office:value-type="string" calcext:value-type="string">
            <text:p>Wir spielen eine Runde.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EXT([.A23];&quot;000&quot;) &amp; &quot;.mp3&quot;" office:value-type="string" office:string-value="022.mp3" calcext:value-type="string">
            <text:p>022.mp3</text:p>
          </table:table-cell>
          <table:table-cell table:number-columns-repeated="2" office:value-type="string" calcext:value-type="string">
            <text:p>Wir spielen zwei Runden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EXT([.A24];&quot;000&quot;) &amp; &quot;.mp3&quot;" office:value-type="string" office:string-value="023.mp3" calcext:value-type="string">
            <text:p>023.mp3</text:p>
          </table:table-cell>
          <table:table-cell table:number-columns-repeated="2" office:value-type="string" calcext:value-type="string">
            <text:p>Wir spielen drei Runden.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EXT([.A25];&quot;000&quot;) &amp; &quot;.mp3&quot;" office:value-type="string" office:string-value="024.mp3" calcext:value-type="string">
            <text:p>024.mp3</text:p>
          </table:table-cell>
          <table:table-cell table:number-columns-repeated="2" office:value-type="string" calcext:value-type="string">
            <text:p>Wir spielen vier Runden.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EXT([.A26];&quot;000&quot;) &amp; &quot;.mp3&quot;" office:value-type="string" office:string-value="025.mp3" calcext:value-type="string">
            <text:p>025.mp3</text:p>
          </table:table-cell>
          <table:table-cell table:number-columns-repeated="2" office:value-type="string" calcext:value-type="string">
            <text:p>Wir spielen fünf Runden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TEXT([.A27];&quot;000&quot;) &amp; &quot;.mp3&quot;" office:value-type="string" office:string-value="026.mp3" calcext:value-type="string">
            <text:p>026.mp3</text:p>
          </table:table-cell>
          <table:table-cell table:number-columns-repeated="2" office:value-type="string" calcext:value-type="string">
            <text:p>Das ist leider falsch.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TEXT([.A28];&quot;000&quot;) &amp; &quot;.mp3&quot;" office:value-type="string" office:string-value="027.mp3" calcext:value-type="string">
            <text:p>027.mp3</text:p>
          </table:table-cell>
          <table:table-cell table:number-columns-repeated="2" office:value-type="string" calcext:value-type="string">
            <text:p>Das ist richtig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EXT([.A29];&quot;000&quot;) &amp; &quot;.mp3&quot;" office:value-type="string" office:string-value="028.mp3" calcext:value-type="string">
            <text:p>028.mp3</text:p>
          </table:table-cell>
          <table:table-cell table:number-columns-repeated="2" office:value-type="string" calcext:value-type="string">
            <text:p>Die richtige Lösung ist Affe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EXT([.A30];&quot;000&quot;) &amp; &quot;.mp3&quot;" office:value-type="string" office:string-value="029.mp3" calcext:value-type="string">
            <text:p>029.mp3</text:p>
          </table:table-cell>
          <table:table-cell table:number-columns-repeated="2" office:value-type="string" calcext:value-type="string">
            <text:p>Die richtige Lösung ist Bär.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TEXT([.A31];&quot;000&quot;) &amp; &quot;.mp3&quot;" office:value-type="string" office:string-value="030.mp3" calcext:value-type="string">
            <text:p>030.mp3</text:p>
          </table:table-cell>
          <table:table-cell table:number-columns-repeated="2" office:value-type="string" calcext:value-type="string">
            <text:p>Die richtige Lösung ist Elefant.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EXT([.A32];&quot;000&quot;) &amp; &quot;.mp3&quot;" office:value-type="string" office:string-value="031.mp3" calcext:value-type="string">
            <text:p>031.mp3</text:p>
          </table:table-cell>
          <table:table-cell table:number-columns-repeated="2" office:value-type="string" calcext:value-type="string">
            <text:p>Die richtige Lösung ist Ente.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EXT([.A33];&quot;000&quot;) &amp; &quot;.mp3&quot;" office:value-type="string" office:string-value="032.mp3" calcext:value-type="string">
            <text:p>032.mp3</text:p>
          </table:table-cell>
          <table:table-cell table:number-columns-repeated="2" office:value-type="string" calcext:value-type="string">
            <text:p>Die richtige Lösung ist Esel.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EXT([.A34];&quot;000&quot;) &amp; &quot;.mp3&quot;" office:value-type="string" office:string-value="033.mp3" calcext:value-type="string">
            <text:p>033.mp3</text:p>
          </table:table-cell>
          <table:table-cell table:number-columns-repeated="2" office:value-type="string" calcext:value-type="string">
            <text:p>Die richtige Lösung ist Gans.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EXT([.A35];&quot;000&quot;) &amp; &quot;.mp3&quot;" office:value-type="string" office:string-value="034.mp3" calcext:value-type="string">
            <text:p>034.mp3</text:p>
          </table:table-cell>
          <table:table-cell table:number-columns-repeated="2" office:value-type="string" calcext:value-type="string">
            <text:p>Die richtige Lösung ist Hahn.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EXT([.A36];&quot;000&quot;) &amp; &quot;.mp3&quot;" office:value-type="string" office:string-value="035.mp3" calcext:value-type="string">
            <text:p>035.mp3</text:p>
          </table:table-cell>
          <table:table-cell table:number-columns-repeated="2" office:value-type="string" calcext:value-type="string">
            <text:p>Die richtige Lösung ist Henne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EXT([.A37];&quot;000&quot;) &amp; &quot;.mp3&quot;" office:value-type="string" office:string-value="036.mp3" calcext:value-type="string">
            <text:p>036.mp3</text:p>
          </table:table-cell>
          <table:table-cell table:number-columns-repeated="2" office:value-type="string" calcext:value-type="string">
            <text:p>Die richtige Lösung ist Hund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EXT([.A38];&quot;000&quot;) &amp; &quot;.mp3&quot;" office:value-type="string" office:string-value="037.mp3" calcext:value-type="string">
            <text:p>037.mp3</text:p>
          </table:table-cell>
          <table:table-cell table:number-columns-repeated="2" office:value-type="string" calcext:value-type="string">
            <text:p>Die richtige Lösung ist Katze.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TEXT([.A39];&quot;000&quot;) &amp; &quot;.mp3&quot;" office:value-type="string" office:string-value="038.mp3" calcext:value-type="string">
            <text:p>038.mp3</text:p>
          </table:table-cell>
          <table:table-cell table:number-columns-repeated="2" office:value-type="string" calcext:value-type="string">
            <text:p>Die richtige Lösung ist Kuckuck.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EXT([.A40];&quot;000&quot;) &amp; &quot;.mp3&quot;" office:value-type="string" office:string-value="039.mp3" calcext:value-type="string">
            <text:p>039.mp3</text:p>
          </table:table-cell>
          <table:table-cell table:number-columns-repeated="2" office:value-type="string" calcext:value-type="string">
            <text:p>Die richtige Lösung ist Kuh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EXT([.A41];&quot;000&quot;) &amp; &quot;.mp3&quot;" office:value-type="string" office:string-value="040.mp3" calcext:value-type="string">
            <text:p>040.mp3</text:p>
          </table:table-cell>
          <table:table-cell table:number-columns-repeated="2" office:value-type="string" calcext:value-type="string">
            <text:p>Die richtige Lösung ist Löwe.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TEXT([.A42];&quot;000&quot;) &amp; &quot;.mp3&quot;" office:value-type="string" office:string-value="041.mp3" calcext:value-type="string">
            <text:p>041.mp3</text:p>
          </table:table-cell>
          <table:table-cell table:number-columns-repeated="2" office:value-type="string" calcext:value-type="string">
            <text:p>Die richtige Lösung ist Pferd.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TEXT([.A43];&quot;000&quot;) &amp; &quot;.mp3&quot;" office:value-type="string" office:string-value="042.mp3" calcext:value-type="string">
            <text:p>042.mp3</text:p>
          </table:table-cell>
          <table:table-cell table:number-columns-repeated="2" office:value-type="string" calcext:value-type="string">
            <text:p>Die richtige Lösung ist Schaf.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TEXT([.A44];&quot;000&quot;) &amp; &quot;.mp3&quot;" office:value-type="string" office:string-value="043.mp3" calcext:value-type="string">
            <text:p>043.mp3</text:p>
          </table:table-cell>
          <table:table-cell table:number-columns-repeated="2" office:value-type="string" calcext:value-type="string">
            <text:p>Die richtige Lösung ist Schwein.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TEXT([.A45];&quot;000&quot;) &amp; &quot;.mp3&quot;" office:value-type="string" office:string-value="044.mp3" calcext:value-type="string">
            <text:p>044.mp3</text:p>
          </table:table-cell>
          <table:table-cell table:number-columns-repeated="2" office:value-type="string" calcext:value-type="string">
            <text:p>Die richtige Lösung ist Seehund.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TEXT([.A46];&quot;000&quot;) &amp; &quot;.mp3&quot;" office:value-type="string" office:string-value="045.mp3" calcext:value-type="string">
            <text:p>045.mp3</text:p>
          </table:table-cell>
          <table:table-cell table:number-columns-repeated="2" office:value-type="string" calcext:value-type="string">
            <text:p>Die richtige Lösung ist Taube.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TEXT([.A47];&quot;000&quot;) &amp; &quot;.mp3&quot;" office:value-type="string" office:string-value="046.mp3" calcext:value-type="string">
            <text:p>046.mp3</text:p>
          </table:table-cell>
          <table:table-cell table:number-columns-repeated="2" office:value-type="string" calcext:value-type="string">
            <text:p>Die richtige Lösung ist Wolf.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TEXT([.A48];&quot;000&quot;) &amp; &quot;.mp3&quot;" office:value-type="string" office:string-value="047.mp3" calcext:value-type="string">
            <text:p>047.mp3</text:p>
          </table:table-cell>
          <table:table-cell table:number-columns-repeated="2" office:value-type="string" calcext:value-type="string">
            <text:p>Die richtige Lösung ist Ziege.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TEXT([.A49];&quot;000&quot;) &amp; &quot;.mp3&quot;" office:value-type="string" office:string-value="048.mp3" calcext:value-type="string">
            <text:p>048.mp3</text:p>
          </table:table-cell>
          <table:table-cell table:number-columns-repeated="2" office:value-type="string" calcext:value-type="string">
            <text:p>Die nächste Figur steht auf Spielfeld 1, wo das Lämpchen leuchtet.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TEXT([.A50];&quot;000&quot;) &amp; &quot;.mp3&quot;" office:value-type="string" office:string-value="049.mp3" calcext:value-type="string">
            <text:p>049.mp3</text:p>
          </table:table-cell>
          <table:table-cell table:number-columns-repeated="2" office:value-type="string" calcext:value-type="string">
            <text:p>Die nächste Figur steht auf Spielfeld 2, wo das Lämpchen leuchtet.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TEXT([.A51];&quot;000&quot;) &amp; &quot;.mp3&quot;" office:value-type="string" office:string-value="050.mp3" calcext:value-type="string">
            <text:p>050.mp3</text:p>
          </table:table-cell>
          <table:table-cell table:number-columns-repeated="2" office:value-type="string" calcext:value-type="string">
            <text:p>Die nächste Figur steht auf Spielfeld 3, wo das Lämpchen leuchtet.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TEXT([.A52];&quot;000&quot;) &amp; &quot;.mp3&quot;" office:value-type="string" office:string-value="051.mp3" calcext:value-type="string">
            <text:p>051.mp3</text:p>
          </table:table-cell>
          <table:table-cell table:number-columns-repeated="2" office:value-type="string" calcext:value-type="string">
            <text:p>Die nächste Figur steht auf Spielfeld 4, wo das Lämpchen leuchtet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TEXT([.A53];&quot;000&quot;) &amp; &quot;.mp3&quot;" office:value-type="string" office:string-value="052.mp3" calcext:value-type="string">
            <text:p>052.mp3</text:p>
          </table:table-cell>
          <table:table-cell table:number-columns-repeated="2" office:value-type="string" calcext:value-type="string">
            <text:p>Die nächste Figur steht auf Spielfeld 5, wo das Lämpchen leuchtet.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TEXT([.A54];&quot;000&quot;) &amp; &quot;.mp3&quot;" office:value-type="string" office:string-value="053.mp3" calcext:value-type="string">
            <text:p>053.mp3</text:p>
          </table:table-cell>
          <table:table-cell table:number-columns-repeated="2" office:value-type="string" calcext:value-type="string">
            <text:p>Die nächste Figur steht auf Spielfeld 6, wo das Lämpchen leuchtet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TEXT([.A55];&quot;000&quot;) &amp; &quot;.mp3&quot;" office:value-type="string" office:string-value="054.mp3" calcext:value-type="string">
            <text:p>054.mp3</text:p>
          </table:table-cell>
          <table:table-cell table:number-columns-repeated="2" office:value-type="string" calcext:value-type="string">
            <text:p>Das Spiel ist zu Ende.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TEXT([.A56];&quot;000&quot;) &amp; &quot;.mp3&quot;" office:value-type="string" office:string-value="055.mp3" calcext:value-type="string">
            <text:p>055.mp3</text:p>
          </table:table-cell>
          <table:table-cell table:number-columns-repeated="2" office:value-type="string" calcext:value-type="string">
            <text:p>Wir nehmen für deine Figur eine Geschichte auf.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TEXT([.A57];&quot;000&quot;) &amp; &quot;.mp3&quot;" office:value-type="string" office:string-value="056.mp3" calcext:value-type="string">
            <text:p>056.mp3</text:p>
          </table:table-cell>
          <table:table-cell table:number-columns-repeated="2" office:value-type="string" calcext:value-type="string">
            <text:p>Die Aufnahme beginnt in 3 Sekunden! Wenn du fertig bist, nimm deine Spielfigur vom Spielfeld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TEXT([.A58];&quot;000&quot;) &amp; &quot;.mp3&quot;" office:value-type="string" office:string-value="057.mp3" calcext:value-type="string">
            <text:p>057.mp3</text:p>
          </table:table-cell>
          <table:table-cell table:number-columns-repeated="2" office:value-type="string" calcext:value-type="string">
            <text:p>Die Aufnahme ist zu Ende.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TEXT([.A59];&quot;000&quot;) &amp; &quot;.mp3&quot;" office:value-type="string" office:string-value="058.mp3" calcext:value-type="string">
            <text:p>058.mp3</text:p>
          </table:table-cell>
          <table:table-cell table:number-columns-repeated="2" office:value-type="string" calcext:value-type="string">
            <text:p>Du hast das Spiel beendet.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TEXT([.A60];&quot;000&quot;) &amp; &quot;.mp3&quot;" office:value-type="string" office:string-value="059.mp3" calcext:value-type="string">
            <text:p>059.mp3</text:p>
          </table:table-cell>
          <table:table-cell table:number-columns-repeated="2" office:value-type="string" calcext:value-type="string">
            <text:p>Du hast keine Spielfigur auf das Spielfeld gestellt.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TEXT([.A61];&quot;000&quot;) &amp; &quot;.mp3&quot;" office:value-type="string" office:string-value="060.mp3" calcext:value-type="string">
            <text:p>060.mp3</text:p>
          </table:table-cell>
          <table:table-cell table:number-columns-repeated="2" office:value-type="string" calcext:value-type="string">
            <text:p>Wir spielen die Geschichte für deine Figur ab.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TEXT([.A62];&quot;000&quot;) &amp; &quot;.mp3&quot;" office:value-type="string" office:string-value="061.mp3" calcext:value-type="string">
            <text:p>061.mp3</text:p>
          </table:table-cell>
          <table:table-cell table:number-columns-repeated="2" office:value-type="string" calcext:value-type="string">
            <text:p>Ich spiele dir jetzt deine Geschichte vor. Wenn du stoppen willst, nimm deine Spielfigur vom Spielfeld.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TEXT([.A63];&quot;000&quot;) &amp; &quot;.mp3&quot;" office:value-type="string" office:string-value="062.mp3" calcext:value-type="string">
            <text:p>062.mp3</text:p>
          </table:table-cell>
          <table:table-cell table:number-columns-repeated="2" office:value-type="string" calcext:value-type="string">
            <text:p>Du hast noch keine Geschichte aufgenommen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TEXT([.A64];&quot;000&quot;) &amp; &quot;.mp3&quot;" office:value-type="string" office:string-value="063.mp3" calcext:value-type="string">
            <text:p>063.mp3</text:p>
          </table:table-cell>
          <table:table-cell table:number-columns-repeated="2" office:value-type="string" calcext:value-type="string">
            <text:p>Es spielt nun das Tier-Orchester. Lege die Tier-Karten auf die Spielfelder.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TEXT([.A65];&quot;000&quot;) &amp; &quot;.mp3&quot;" office:value-type="string" office:string-value="064.mp3" calcext:value-type="string">
            <text:p>064.mp3</text:p>
          </table:table-cell>
          <table:table-cell table:number-columns-repeated="2" office:value-type="string" calcext:value-type="string">
            <text:p>Wir spielen Kakophonie. Lege die Zahlen von 1 bis 6 auf die Spielfelder.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TEXT([.A66];&quot;000&quot;) &amp; &quot;.mp3&quot;" office:value-type="string" office:string-value="065.mp3" calcext:value-type="string">
            <text:p>065.mp3</text:p>
          </table:table-cell>
          <table:table-cell table:number-columns-repeated="2" office:value-type="string" calcext:value-type="string">
            <text:p>Um ein Spiel auszuwählen verwende die Spielauswahl-Steine. Um ein Spiel zu beenden, verwende den Ende-Stein. Um Hoorch auszuschalten drücke 3 Sekunden auf den Startknopf.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TEXT([.A67];&quot;000&quot;) &amp; &quot;.mp3&quot;" office:value-type="string" office:string-value="066.mp3" calcext:value-type="string">
            <text:p>066.mp3</text:p>
          </table:table-cell>
          <table:table-cell office:value-type="string" calcext:value-type="string">
            <text:p>drei zwei eins Los</text:p>
          </table:table-cell>
          <table:table-cell office:value-type="string" calcext:value-type="string">
            <text:p>3 2 1 Lo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TEXT([.A68];&quot;000&quot;) &amp; &quot;.mp3&quot;" office:value-type="string" office:string-value="067.mp3" calcext:value-type="string">
            <text:p>067.mp3</text:p>
          </table:table-cell>
          <table:table-cell table:number-columns-repeated="2" office:value-type="string" calcext:value-type="string">
            <text:p>Du bist nochmal dra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TEXT([.A69];&quot;000&quot;) &amp; &quot;.mp3&quot;" office:value-type="string" office:string-value="068.mp3" calcext:value-type="string">
            <text:p>068.mp3</text:p>
          </table:table-cell>
          <table:table-cell table:number-columns-repeated="2" office:value-type="string" calcext:value-type="string">
            <text:p>Du hast keine Antwort richtig gehabt.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TEXT([.A70];&quot;000&quot;) &amp; &quot;.mp3&quot;" office:value-type="string" office:string-value="069.mp3" calcext:value-type="string">
            <text:p>069.mp3</text:p>
          </table:table-cell>
          <table:table-cell table:number-columns-repeated="2" office:value-type="string" calcext:value-type="string">
            <text:p>Du hast Eine richtige Antwort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TEXT([.A71];&quot;000&quot;) &amp; &quot;.mp3&quot;" office:value-type="string" office:string-value="070.mp3" calcext:value-type="string">
            <text:p>070.mp3</text:p>
          </table:table-cell>
          <table:table-cell table:number-columns-repeated="2" office:value-type="string" calcext:value-type="string">
            <text:p>Du hast zwei richtige Antworten.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TEXT([.A72];&quot;000&quot;) &amp; &quot;.mp3&quot;" office:value-type="string" office:string-value="071.mp3" calcext:value-type="string">
            <text:p>071.mp3</text:p>
          </table:table-cell>
          <table:table-cell table:number-columns-repeated="2" office:value-type="string" calcext:value-type="string">
            <text:p>Du hast drei richtige Antworten.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TEXT([.A73];&quot;000&quot;) &amp; &quot;.mp3&quot;" office:value-type="string" office:string-value="072.mp3" calcext:value-type="string">
            <text:p>072.mp3</text:p>
          </table:table-cell>
          <table:table-cell table:number-columns-repeated="2" office:value-type="string" calcext:value-type="string">
            <text:p>Du hast vier richtige Antworten.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TEXT([.A74];&quot;000&quot;) &amp; &quot;.mp3&quot;" office:value-type="string" office:string-value="073.mp3" calcext:value-type="string">
            <text:p>073.mp3</text:p>
          </table:table-cell>
          <table:table-cell table:number-columns-repeated="2" office:value-type="string" calcext:value-type="string">
            <text:p>Du hast fünf richtige Antworten.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TEXT([.A75];&quot;000&quot;) &amp; &quot;.mp3&quot;" office:value-type="string" office:string-value="074.mp3" calcext:value-type="string">
            <text:p>074.mp3</text:p>
          </table:table-cell>
          <table:table-cell office:value-type="string" calcext:value-type="string">
            <text:p>Spielfigur auf Spielfeld eins</text:p>
          </table:table-cell>
          <table:table-cell office:value-type="string" calcext:value-type="string">
            <text:p>Spielfigur auf Spielfeld 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TEXT([.A76];&quot;000&quot;) &amp; &quot;.mp3&quot;" office:value-type="string" office:string-value="075.mp3" calcext:value-type="string">
            <text:p>075.mp3</text:p>
          </table:table-cell>
          <table:table-cell office:value-type="string" calcext:value-type="string">
            <text:p>Spielfigur auf Spielfeld zwei</text:p>
          </table:table-cell>
          <table:table-cell office:value-type="string" calcext:value-type="string">
            <text:p>Spielfigur auf Spielfeld 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TEXT([.A77];&quot;000&quot;) &amp; &quot;.mp3&quot;" office:value-type="string" office:string-value="076.mp3" calcext:value-type="string">
            <text:p>076.mp3</text:p>
          </table:table-cell>
          <table:table-cell office:value-type="string" calcext:value-type="string">
            <text:p>Spielfigur auf Spielfeld drei</text:p>
          </table:table-cell>
          <table:table-cell office:value-type="string" calcext:value-type="string">
            <text:p>Spielfigur auf Spielfeld 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TEXT([.A78];&quot;000&quot;) &amp; &quot;.mp3&quot;" office:value-type="string" office:string-value="077.mp3" calcext:value-type="string">
            <text:p>077.mp3</text:p>
          </table:table-cell>
          <table:table-cell office:value-type="string" calcext:value-type="string">
            <text:p>Spielfigur auf Spielfeld vier</text:p>
          </table:table-cell>
          <table:table-cell office:value-type="string" calcext:value-type="string">
            <text:p>Spielfigur auf Spielfeld 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TEXT([.A79];&quot;000&quot;) &amp; &quot;.mp3&quot;" office:value-type="string" office:string-value="078.mp3" calcext:value-type="string">
            <text:p>078.mp3</text:p>
          </table:table-cell>
          <table:table-cell office:value-type="string" calcext:value-type="string">
            <text:p>Spielfigur auf Spielfeld fünf</text:p>
          </table:table-cell>
          <table:table-cell office:value-type="string" calcext:value-type="string">
            <text:p>Spielfigur auf Spielfeld 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TEXT([.A80];&quot;000&quot;) &amp; &quot;.mp3&quot;" office:value-type="string" office:string-value="079.mp3" calcext:value-type="string">
            <text:p>079.mp3</text:p>
          </table:table-cell>
          <table:table-cell office:value-type="string" calcext:value-type="string">
            <text:p>Spielfigur auf Spielfeld sechs</text:p>
          </table:table-cell>
          <table:table-cell office:value-type="string" calcext:value-type="string">
            <text:p>Spielfigur auf Spielfeld 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TEXT([.A81];&quot;000&quot;) &amp; &quot;.mp3&quot;" office:value-type="string" office:string-value="080.mp3" calcext:value-type="string">
            <text:p>080.mp3</text:p>
          </table:table-cell>
          <table:table-cell table:number-columns-repeated="2" office:value-type="string" calcext:value-type="string">
            <text:p>Ich verlese jetzt den Punktestan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TEXT([.A82];&quot;000&quot;) &amp; &quot;.mp3&quot;" office:value-type="string" office:string-value="081.mp3" calcext:value-type="string">
            <text:p>081.mp3</text:p>
          </table:table-cell>
          <table:table-cell table:number-columns-repeated="2" office:value-type="string" calcext:value-type="string">
            <text:p>Ich spiele dir jetzt die Aufnahme vor. Verwende zum Speichern den Ja-Spielstein. Zum Verwerfen den Nein-Spielstein.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TEXT([.A83];&quot;000&quot;) &amp; &quot;.mp3&quot;" office:value-type="string" office:string-value="082.mp3" calcext:value-type="string">
            <text:p>082.mp3</text:p>
          </table:table-cell>
          <table:table-cell table:number-columns-repeated="2" office:value-type="string" calcext:value-type="string">
            <text:p>Geschichte gespeicher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TEXT([.A84];&quot;000&quot;) &amp; &quot;.mp3&quot;" office:value-type="string" office:string-value="083.mp3" calcext:value-type="string">
            <text:p>083.mp3</text:p>
          </table:table-cell>
          <table:table-cell table:number-columns-repeated="2" office:value-type="string" calcext:value-type="string">
            <text:p>Geschichte nicht gespeicher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TEXT([.A85];&quot;000&quot;) &amp; &quot;.mp3&quot;" office:value-type="string" office:string-value="084.mp3" calcext:value-type="string">
            <text:p>084.mp3</text:p>
          </table:table-cell>
          <table:table-cell table:number-columns-repeated="2" office:value-type="string" calcext:value-type="string">
            <text:p>Diese Figur hat schon eine Geschichte gespeichert. Ich spiele dir diese jetzt vor. Wenn du die Geschichte löschen willst, nimm deine Figur vom Spielfeld und stelle den Ja-Spielstein hin. Wenn nicht, stelle den Nein-Spielstein hin.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TEXT([.A86];&quot;000&quot;) &amp; &quot;.mp3&quot;" office:value-type="string" office:string-value="085.mp3" calcext:value-type="string">
            <text:p>085.mp3</text:p>
          </table:table-cell>
          <table:table-cell table:number-columns-repeated="2" office:value-type="string" calcext:value-type="string">
            <text:p>Wir üben jetzt das Einmaleins.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TEXT([.A87];&quot;000&quot;) &amp; &quot;.mp3&quot;" office:value-type="string" office:string-value="086.mp3" calcext:value-type="string">
            <text:p>086.mp3</text:p>
          </table:table-cell>
          <table:table-cell office:value-type="string" calcext:value-type="string">
            <text:p>Es können drei Figuren mitspielen. Stellt eure Figuren auf die Felder eins, drei oder fünf, wo die Lämpchen leuchten.</text:p>
          </table:table-cell>
          <table:table-cell office:value-type="string" calcext:value-type="string">
            <text:p>Es können drei Figuren mitspielen. Stellt eure Figuren auf die Felder 1, 3 oder 5, wo die Lämpchen leuchten.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TEXT([.A88];&quot;000&quot;) &amp; &quot;.mp3&quot;" office:value-type="string" office:string-value="087.mp3" calcext:value-type="string">
            <text:p>087.mp3</text:p>
          </table:table-cell>
          <table:table-cell table:number-columns-repeated="2" office:value-type="string" calcext:value-type="string">
            <text:p>Wieviel is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TEXT([.A89];&quot;000&quot;) &amp; &quot;.mp3&quot;" office:value-type="string" office:string-value="088.mp3" calcext:value-type="string">
            <text:p>088.mp3</text:p>
          </table:table-cell>
          <table:table-cell table:number-columns-repeated="2" office:value-type="string" calcext:value-type="string">
            <text:p>ma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TEXT([.A90];&quot;000&quot;) &amp; &quot;.mp3&quot;" office:value-type="string" office:string-value="089.mp3" calcext:value-type="string">
            <text:p>089.mp3</text:p>
          </table:table-cell>
          <table:table-cell table:number-columns-repeated="2" office:value-type="string" calcext:value-type="string">
            <text:p>Lege die Zehnerstelle links neben deine Figur und die Einerstelle rechts, wo die Lämpchen leuchten.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TEXT([.A91];&quot;000&quot;) &amp; &quot;.mp3&quot;" office:value-type="string" office:string-value="090.mp3" calcext:value-type="string">
            <text:p>090.mp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TEXT([.A92];&quot;000&quot;) &amp; &quot;.mp3&quot;" office:value-type="string" office:string-value="091.mp3" calcext:value-type="string">
            <text:p>091.mp3</text:p>
          </table:table-cell>
          <table:table-cell office:value-type="string" calcext:value-type="string">
            <text:p>ei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TEXT([.A93];&quot;000&quot;) &amp; &quot;.mp3&quot;" office:value-type="string" office:string-value="092.mp3" calcext:value-type="string">
            <text:p>092.mp3</text:p>
          </table:table-cell>
          <table:table-cell office:value-type="string" calcext:value-type="string">
            <text:p>zwe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TEXT([.A94];&quot;000&quot;) &amp; &quot;.mp3&quot;" office:value-type="string" office:string-value="093.mp3" calcext:value-type="string">
            <text:p>093.mp3</text:p>
          </table:table-cell>
          <table:table-cell office:value-type="string" calcext:value-type="string">
            <text:p>dre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TEXT([.A95];&quot;000&quot;) &amp; &quot;.mp3&quot;" office:value-type="string" office:string-value="094.mp3" calcext:value-type="string">
            <text:p>094.mp3</text:p>
          </table:table-cell>
          <table:table-cell office:value-type="string" calcext:value-type="string">
            <text:p>vi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TEXT([.A96];&quot;000&quot;) &amp; &quot;.mp3&quot;" office:value-type="string" office:string-value="095.mp3" calcext:value-type="string">
            <text:p>095.mp3</text:p>
          </table:table-cell>
          <table:table-cell office:value-type="string" calcext:value-type="string">
            <text:p>fün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TEXT([.A97];&quot;000&quot;) &amp; &quot;.mp3&quot;" office:value-type="string" office:string-value="096.mp3" calcext:value-type="string">
            <text:p>096.mp3</text:p>
          </table:table-cell>
          <table:table-cell office:value-type="string" calcext:value-type="string">
            <text:p>sech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TEXT([.A98];&quot;000&quot;) &amp; &quot;.mp3&quot;" office:value-type="string" office:string-value="097.mp3" calcext:value-type="string">
            <text:p>097.mp3</text:p>
          </table:table-cell>
          <table:table-cell office:value-type="string" calcext:value-type="string">
            <text:p>siebe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TEXT([.A99];&quot;000&quot;) &amp; &quot;.mp3&quot;" office:value-type="string" office:string-value="098.mp3" calcext:value-type="string">
            <text:p>098.mp3</text:p>
          </table:table-cell>
          <table:table-cell office:value-type="string" calcext:value-type="string">
            <text:p>acht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TEXT([.A100];&quot;000&quot;) &amp; &quot;.mp3&quot;" office:value-type="string" office:string-value="099.mp3" calcext:value-type="string">
            <text:p>099.mp3</text:p>
          </table:table-cell>
          <table:table-cell office:value-type="string" calcext:value-type="string">
            <text:p>neu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TEXT([.A101];&quot;000&quot;) &amp; &quot;.mp3&quot;" office:value-type="string" office:string-value="100.mp3" calcext:value-type="string">
            <text:p>100.mp3</text:p>
          </table:table-cell>
          <table:table-cell office:value-type="string" calcext:value-type="string">
            <text:p>zeh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TEXT([.A102];&quot;000&quot;) &amp; &quot;.mp3&quot;" office:value-type="string" office:string-value="101.mp3" calcext:value-type="string">
            <text:p>101.mp3</text:p>
          </table:table-cell>
          <table:table-cell office:value-type="string" calcext:value-type="string">
            <text:p>elf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TEXT([.A103];&quot;000&quot;) &amp; &quot;.mp3&quot;" office:value-type="string" office:string-value="102.mp3" calcext:value-type="string">
            <text:p>102.mp3</text:p>
          </table:table-cell>
          <table:table-cell office:value-type="string" calcext:value-type="string">
            <text:p>zwölf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TEXT([.A104];&quot;000&quot;) &amp; &quot;.mp3&quot;" office:value-type="string" office:string-value="103.mp3" calcext:value-type="string">
            <text:p>103.mp3</text:p>
          </table:table-cell>
          <table:table-cell office:value-type="string" calcext:value-type="string">
            <text:p>dreizeh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TEXT([.A105];&quot;000&quot;) &amp; &quot;.mp3&quot;" office:value-type="string" office:string-value="104.mp3" calcext:value-type="string">
            <text:p>104.mp3</text:p>
          </table:table-cell>
          <table:table-cell office:value-type="string" calcext:value-type="string">
            <text:p>vierzeh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TEXT([.A106];&quot;000&quot;) &amp; &quot;.mp3&quot;" office:value-type="string" office:string-value="105.mp3" calcext:value-type="string">
            <text:p>105.mp3</text:p>
          </table:table-cell>
          <table:table-cell office:value-type="string" calcext:value-type="string">
            <text:p>fünfzeh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TEXT([.A107];&quot;000&quot;) &amp; &quot;.mp3&quot;" office:value-type="string" office:string-value="106.mp3" calcext:value-type="string">
            <text:p>106.mp3</text:p>
          </table:table-cell>
          <table:table-cell office:value-type="string" calcext:value-type="string">
            <text:p>sechzeh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TEXT([.A108];&quot;000&quot;) &amp; &quot;.mp3&quot;" office:value-type="string" office:string-value="107.mp3" calcext:value-type="string">
            <text:p>107.mp3</text:p>
          </table:table-cell>
          <table:table-cell office:value-type="string" calcext:value-type="string">
            <text:p>siebzeh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TEXT([.A109];&quot;000&quot;) &amp; &quot;.mp3&quot;" office:value-type="string" office:string-value="108.mp3" calcext:value-type="string">
            <text:p>108.mp3</text:p>
          </table:table-cell>
          <table:table-cell office:value-type="string" calcext:value-type="string">
            <text:p>achtzeh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TEXT([.A110];&quot;000&quot;) &amp; &quot;.mp3&quot;" office:value-type="string" office:string-value="109.mp3" calcext:value-type="string">
            <text:p>109.mp3</text:p>
          </table:table-cell>
          <table:table-cell office:value-type="string" calcext:value-type="string">
            <text:p>neunzeh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TEXT([.A111];&quot;000&quot;) &amp; &quot;.mp3&quot;" office:value-type="string" office:string-value="110.mp3" calcext:value-type="string">
            <text:p>110.mp3</text:p>
          </table:table-cell>
          <table:table-cell office:value-type="string" calcext:value-type="string">
            <text:p>zwanzig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TEXT([.A112];&quot;000&quot;) &amp; &quot;.mp3&quot;" office:value-type="string" office:string-value="111.mp3" calcext:value-type="string">
            <text:p>111.mp3</text:p>
          </table:table-cell>
          <table:table-cell office:value-type="string" calcext:value-type="string">
            <text:p>einundzwanzig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TEXT([.A113];&quot;000&quot;) &amp; &quot;.mp3&quot;" office:value-type="string" office:string-value="112.mp3" calcext:value-type="string">
            <text:p>112.mp3</text:p>
          </table:table-cell>
          <table:table-cell office:value-type="string" calcext:value-type="string">
            <text:p>zweiundzwanzig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TEXT([.A114];&quot;000&quot;) &amp; &quot;.mp3&quot;" office:value-type="string" office:string-value="113.mp3" calcext:value-type="string">
            <text:p>113.mp3</text:p>
          </table:table-cell>
          <table:table-cell office:value-type="string" calcext:value-type="string">
            <text:p>dreiundzwanzig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TEXT([.A115];&quot;000&quot;) &amp; &quot;.mp3&quot;" office:value-type="string" office:string-value="114.mp3" calcext:value-type="string">
            <text:p>114.mp3</text:p>
          </table:table-cell>
          <table:table-cell office:value-type="string" calcext:value-type="string">
            <text:p>vierundzwanzig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TEXT([.A116];&quot;000&quot;) &amp; &quot;.mp3&quot;" office:value-type="string" office:string-value="115.mp3" calcext:value-type="string">
            <text:p>115.mp3</text:p>
          </table:table-cell>
          <table:table-cell office:value-type="string" calcext:value-type="string">
            <text:p>fünfundzwanzi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TEXT([.A117];&quot;000&quot;) &amp; &quot;.mp3&quot;" office:value-type="string" office:string-value="116.mp3" calcext:value-type="string">
            <text:p>116.mp3</text:p>
          </table:table-cell>
          <table:table-cell office:value-type="string" calcext:value-type="string">
            <text:p>sechsundzwanzi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TEXT([.A118];&quot;000&quot;) &amp; &quot;.mp3&quot;" office:value-type="string" office:string-value="117.mp3" calcext:value-type="string">
            <text:p>117.mp3</text:p>
          </table:table-cell>
          <table:table-cell office:value-type="string" calcext:value-type="string">
            <text:p>siebenundzwanzi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TEXT([.A119];&quot;000&quot;) &amp; &quot;.mp3&quot;" office:value-type="string" office:string-value="118.mp3" calcext:value-type="string">
            <text:p>118.mp3</text:p>
          </table:table-cell>
          <table:table-cell office:value-type="string" calcext:value-type="string">
            <text:p>achtundzwanzi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TEXT([.A120];&quot;000&quot;) &amp; &quot;.mp3&quot;" office:value-type="string" office:string-value="119.mp3" calcext:value-type="string">
            <text:p>119.mp3</text:p>
          </table:table-cell>
          <table:table-cell office:value-type="string" calcext:value-type="string">
            <text:p>neunundzwanzig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TEXT([.A121];&quot;000&quot;) &amp; &quot;.mp3&quot;" office:value-type="string" office:string-value="120.mp3" calcext:value-type="string">
            <text:p>120.mp3</text:p>
          </table:table-cell>
          <table:table-cell office:value-type="string" calcext:value-type="string">
            <text:p>dreißig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TEXT([.A122];&quot;000&quot;) &amp; &quot;.mp3&quot;" office:value-type="string" office:string-value="121.mp3" calcext:value-type="string">
            <text:p>121.mp3</text:p>
          </table:table-cell>
          <table:table-cell office:value-type="string" calcext:value-type="string">
            <text:p>einunddreißi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TEXT([.A123];&quot;000&quot;) &amp; &quot;.mp3&quot;" office:value-type="string" office:string-value="122.mp3" calcext:value-type="string">
            <text:p>122.mp3</text:p>
          </table:table-cell>
          <table:table-cell office:value-type="string" calcext:value-type="string">
            <text:p>zweiunddreißig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TEXT([.A124];&quot;000&quot;) &amp; &quot;.mp3&quot;" office:value-type="string" office:string-value="123.mp3" calcext:value-type="string">
            <text:p>123.mp3</text:p>
          </table:table-cell>
          <table:table-cell office:value-type="string" calcext:value-type="string">
            <text:p>dreiunddreißig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TEXT([.A125];&quot;000&quot;) &amp; &quot;.mp3&quot;" office:value-type="string" office:string-value="124.mp3" calcext:value-type="string">
            <text:p>124.mp3</text:p>
          </table:table-cell>
          <table:table-cell office:value-type="string" calcext:value-type="string">
            <text:p>vierunddreißig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TEXT([.A126];&quot;000&quot;) &amp; &quot;.mp3&quot;" office:value-type="string" office:string-value="125.mp3" calcext:value-type="string">
            <text:p>125.mp3</text:p>
          </table:table-cell>
          <table:table-cell office:value-type="string" calcext:value-type="string">
            <text:p>fünfunddreißig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TEXT([.A127];&quot;000&quot;) &amp; &quot;.mp3&quot;" office:value-type="string" office:string-value="126.mp3" calcext:value-type="string">
            <text:p>126.mp3</text:p>
          </table:table-cell>
          <table:table-cell office:value-type="string" calcext:value-type="string">
            <text:p>sechsunddreißig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TEXT([.A128];&quot;000&quot;) &amp; &quot;.mp3&quot;" office:value-type="string" office:string-value="127.mp3" calcext:value-type="string">
            <text:p>127.mp3</text:p>
          </table:table-cell>
          <table:table-cell office:value-type="string" calcext:value-type="string">
            <text:p>siebenunddreißig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TEXT([.A129];&quot;000&quot;) &amp; &quot;.mp3&quot;" office:value-type="string" office:string-value="128.mp3" calcext:value-type="string">
            <text:p>128.mp3</text:p>
          </table:table-cell>
          <table:table-cell office:value-type="string" calcext:value-type="string">
            <text:p>achtunddreißig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TEXT([.A130];&quot;000&quot;) &amp; &quot;.mp3&quot;" office:value-type="string" office:string-value="129.mp3" calcext:value-type="string">
            <text:p>129.mp3</text:p>
          </table:table-cell>
          <table:table-cell office:value-type="string" calcext:value-type="string">
            <text:p>neununddreißig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TEXT([.A131];&quot;000&quot;) &amp; &quot;.mp3&quot;" office:value-type="string" office:string-value="130.mp3" calcext:value-type="string">
            <text:p>130.mp3</text:p>
          </table:table-cell>
          <table:table-cell office:value-type="string" calcext:value-type="string">
            <text:p>vierzi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TEXT([.A132];&quot;000&quot;) &amp; &quot;.mp3&quot;" office:value-type="string" office:string-value="131.mp3" calcext:value-type="string">
            <text:p>131.mp3</text:p>
          </table:table-cell>
          <table:table-cell office:value-type="string" calcext:value-type="string">
            <text:p>einundvierzig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TEXT([.A133];&quot;000&quot;) &amp; &quot;.mp3&quot;" office:value-type="string" office:string-value="132.mp3" calcext:value-type="string">
            <text:p>132.mp3</text:p>
          </table:table-cell>
          <table:table-cell office:value-type="string" calcext:value-type="string">
            <text:p>zweiundvierzig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TEXT([.A134];&quot;000&quot;) &amp; &quot;.mp3&quot;" office:value-type="string" office:string-value="133.mp3" calcext:value-type="string">
            <text:p>133.mp3</text:p>
          </table:table-cell>
          <table:table-cell office:value-type="string" calcext:value-type="string">
            <text:p>dreiundvierzig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TEXT([.A135];&quot;000&quot;) &amp; &quot;.mp3&quot;" office:value-type="string" office:string-value="134.mp3" calcext:value-type="string">
            <text:p>134.mp3</text:p>
          </table:table-cell>
          <table:table-cell office:value-type="string" calcext:value-type="string">
            <text:p>vierundvierzig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TEXT([.A136];&quot;000&quot;) &amp; &quot;.mp3&quot;" office:value-type="string" office:string-value="135.mp3" calcext:value-type="string">
            <text:p>135.mp3</text:p>
          </table:table-cell>
          <table:table-cell office:value-type="string" calcext:value-type="string">
            <text:p>fünfundvierzig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TEXT([.A137];&quot;000&quot;) &amp; &quot;.mp3&quot;" office:value-type="string" office:string-value="136.mp3" calcext:value-type="string">
            <text:p>136.mp3</text:p>
          </table:table-cell>
          <table:table-cell office:value-type="string" calcext:value-type="string">
            <text:p>sechsundvierzig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TEXT([.A138];&quot;000&quot;) &amp; &quot;.mp3&quot;" office:value-type="string" office:string-value="137.mp3" calcext:value-type="string">
            <text:p>137.mp3</text:p>
          </table:table-cell>
          <table:table-cell office:value-type="string" calcext:value-type="string">
            <text:p>siebenundvierzig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TEXT([.A139];&quot;000&quot;) &amp; &quot;.mp3&quot;" office:value-type="string" office:string-value="138.mp3" calcext:value-type="string">
            <text:p>138.mp3</text:p>
          </table:table-cell>
          <table:table-cell office:value-type="string" calcext:value-type="string">
            <text:p>achtundvierzig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TEXT([.A140];&quot;000&quot;) &amp; &quot;.mp3&quot;" office:value-type="string" office:string-value="139.mp3" calcext:value-type="string">
            <text:p>139.mp3</text:p>
          </table:table-cell>
          <table:table-cell office:value-type="string" calcext:value-type="string">
            <text:p>neunundvierzig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TEXT([.A141];&quot;000&quot;) &amp; &quot;.mp3&quot;" office:value-type="string" office:string-value="140.mp3" calcext:value-type="string">
            <text:p>140.mp3</text:p>
          </table:table-cell>
          <table:table-cell office:value-type="string" calcext:value-type="string">
            <text:p>fünfzig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TEXT([.A142];&quot;000&quot;) &amp; &quot;.mp3&quot;" office:value-type="string" office:string-value="141.mp3" calcext:value-type="string">
            <text:p>141.mp3</text:p>
          </table:table-cell>
          <table:table-cell office:value-type="string" calcext:value-type="string">
            <text:p>einundfünfzig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TEXT([.A143];&quot;000&quot;) &amp; &quot;.mp3&quot;" office:value-type="string" office:string-value="142.mp3" calcext:value-type="string">
            <text:p>142.mp3</text:p>
          </table:table-cell>
          <table:table-cell office:value-type="string" calcext:value-type="string">
            <text:p>zweiundfünfzig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TEXT([.A144];&quot;000&quot;) &amp; &quot;.mp3&quot;" office:value-type="string" office:string-value="143.mp3" calcext:value-type="string">
            <text:p>143.mp3</text:p>
          </table:table-cell>
          <table:table-cell office:value-type="string" calcext:value-type="string">
            <text:p>dreiundfünfzig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TEXT([.A145];&quot;000&quot;) &amp; &quot;.mp3&quot;" office:value-type="string" office:string-value="144.mp3" calcext:value-type="string">
            <text:p>144.mp3</text:p>
          </table:table-cell>
          <table:table-cell office:value-type="string" calcext:value-type="string">
            <text:p>vierundfünfzig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TEXT([.A146];&quot;000&quot;) &amp; &quot;.mp3&quot;" office:value-type="string" office:string-value="145.mp3" calcext:value-type="string">
            <text:p>145.mp3</text:p>
          </table:table-cell>
          <table:table-cell office:value-type="string" calcext:value-type="string">
            <text:p>fünfundfünfzig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TEXT([.A147];&quot;000&quot;) &amp; &quot;.mp3&quot;" office:value-type="string" office:string-value="146.mp3" calcext:value-type="string">
            <text:p>146.mp3</text:p>
          </table:table-cell>
          <table:table-cell office:value-type="string" calcext:value-type="string">
            <text:p>sechsundfünfzig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TEXT([.A148];&quot;000&quot;) &amp; &quot;.mp3&quot;" office:value-type="string" office:string-value="147.mp3" calcext:value-type="string">
            <text:p>147.mp3</text:p>
          </table:table-cell>
          <table:table-cell office:value-type="string" calcext:value-type="string">
            <text:p>siebenundfünfzig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TEXT([.A149];&quot;000&quot;) &amp; &quot;.mp3&quot;" office:value-type="string" office:string-value="148.mp3" calcext:value-type="string">
            <text:p>148.mp3</text:p>
          </table:table-cell>
          <table:table-cell office:value-type="string" calcext:value-type="string">
            <text:p>achtundfünfzig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TEXT([.A150];&quot;000&quot;) &amp; &quot;.mp3&quot;" office:value-type="string" office:string-value="149.mp3" calcext:value-type="string">
            <text:p>149.mp3</text:p>
          </table:table-cell>
          <table:table-cell office:value-type="string" calcext:value-type="string">
            <text:p>neunundfünfzig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TEXT([.A151];&quot;000&quot;) &amp; &quot;.mp3&quot;" office:value-type="string" office:string-value="150.mp3" calcext:value-type="string">
            <text:p>150.mp3</text:p>
          </table:table-cell>
          <table:table-cell office:value-type="string" calcext:value-type="string">
            <text:p>sechzig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TEXT([.A152];&quot;000&quot;) &amp; &quot;.mp3&quot;" office:value-type="string" office:string-value="151.mp3" calcext:value-type="string">
            <text:p>151.mp3</text:p>
          </table:table-cell>
          <table:table-cell office:value-type="string" calcext:value-type="string">
            <text:p>einundsechzig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TEXT([.A153];&quot;000&quot;) &amp; &quot;.mp3&quot;" office:value-type="string" office:string-value="152.mp3" calcext:value-type="string">
            <text:p>152.mp3</text:p>
          </table:table-cell>
          <table:table-cell office:value-type="string" calcext:value-type="string">
            <text:p>zweiundsechzig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TEXT([.A154];&quot;000&quot;) &amp; &quot;.mp3&quot;" office:value-type="string" office:string-value="153.mp3" calcext:value-type="string">
            <text:p>153.mp3</text:p>
          </table:table-cell>
          <table:table-cell office:value-type="string" calcext:value-type="string">
            <text:p>dreiundsechzig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TEXT([.A155];&quot;000&quot;) &amp; &quot;.mp3&quot;" office:value-type="string" office:string-value="154.mp3" calcext:value-type="string">
            <text:p>154.mp3</text:p>
          </table:table-cell>
          <table:table-cell office:value-type="string" calcext:value-type="string">
            <text:p>vierundsechzig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TEXT([.A156];&quot;000&quot;) &amp; &quot;.mp3&quot;" office:value-type="string" office:string-value="155.mp3" calcext:value-type="string">
            <text:p>155.mp3</text:p>
          </table:table-cell>
          <table:table-cell office:value-type="string" calcext:value-type="string">
            <text:p>fünfundsechzig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TEXT([.A157];&quot;000&quot;) &amp; &quot;.mp3&quot;" office:value-type="string" office:string-value="156.mp3" calcext:value-type="string">
            <text:p>156.mp3</text:p>
          </table:table-cell>
          <table:table-cell office:value-type="string" calcext:value-type="string">
            <text:p>sechsundsechzig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TEXT([.A158];&quot;000&quot;) &amp; &quot;.mp3&quot;" office:value-type="string" office:string-value="157.mp3" calcext:value-type="string">
            <text:p>157.mp3</text:p>
          </table:table-cell>
          <table:table-cell office:value-type="string" calcext:value-type="string">
            <text:p>siebenundsechzig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TEXT([.A159];&quot;000&quot;) &amp; &quot;.mp3&quot;" office:value-type="string" office:string-value="158.mp3" calcext:value-type="string">
            <text:p>158.mp3</text:p>
          </table:table-cell>
          <table:table-cell office:value-type="string" calcext:value-type="string">
            <text:p>achtundsechzig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TEXT([.A160];&quot;000&quot;) &amp; &quot;.mp3&quot;" office:value-type="string" office:string-value="159.mp3" calcext:value-type="string">
            <text:p>159.mp3</text:p>
          </table:table-cell>
          <table:table-cell office:value-type="string" calcext:value-type="string">
            <text:p>neunundsechzig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TEXT([.A161];&quot;000&quot;) &amp; &quot;.mp3&quot;" office:value-type="string" office:string-value="160.mp3" calcext:value-type="string">
            <text:p>160.mp3</text:p>
          </table:table-cell>
          <table:table-cell office:value-type="string" calcext:value-type="string">
            <text:p>siebzig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TEXT([.A162];&quot;000&quot;) &amp; &quot;.mp3&quot;" office:value-type="string" office:string-value="161.mp3" calcext:value-type="string">
            <text:p>161.mp3</text:p>
          </table:table-cell>
          <table:table-cell office:value-type="string" calcext:value-type="string">
            <text:p>einundsiebzig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TEXT([.A163];&quot;000&quot;) &amp; &quot;.mp3&quot;" office:value-type="string" office:string-value="162.mp3" calcext:value-type="string">
            <text:p>162.mp3</text:p>
          </table:table-cell>
          <table:table-cell office:value-type="string" calcext:value-type="string">
            <text:p>zweiundsiebzig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TEXT([.A164];&quot;000&quot;) &amp; &quot;.mp3&quot;" office:value-type="string" office:string-value="163.mp3" calcext:value-type="string">
            <text:p>163.mp3</text:p>
          </table:table-cell>
          <table:table-cell office:value-type="string" calcext:value-type="string">
            <text:p>dreiundsiebzig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TEXT([.A165];&quot;000&quot;) &amp; &quot;.mp3&quot;" office:value-type="string" office:string-value="164.mp3" calcext:value-type="string">
            <text:p>164.mp3</text:p>
          </table:table-cell>
          <table:table-cell office:value-type="string" calcext:value-type="string">
            <text:p>vierundsiebzig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TEXT([.A166];&quot;000&quot;) &amp; &quot;.mp3&quot;" office:value-type="string" office:string-value="165.mp3" calcext:value-type="string">
            <text:p>165.mp3</text:p>
          </table:table-cell>
          <table:table-cell office:value-type="string" calcext:value-type="string">
            <text:p>fünfundsiebzig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TEXT([.A167];&quot;000&quot;) &amp; &quot;.mp3&quot;" office:value-type="string" office:string-value="166.mp3" calcext:value-type="string">
            <text:p>166.mp3</text:p>
          </table:table-cell>
          <table:table-cell office:value-type="string" calcext:value-type="string">
            <text:p>sechsundsiebzig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TEXT([.A168];&quot;000&quot;) &amp; &quot;.mp3&quot;" office:value-type="string" office:string-value="167.mp3" calcext:value-type="string">
            <text:p>167.mp3</text:p>
          </table:table-cell>
          <table:table-cell office:value-type="string" calcext:value-type="string">
            <text:p>siebenundsiebzig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TEXT([.A169];&quot;000&quot;) &amp; &quot;.mp3&quot;" office:value-type="string" office:string-value="168.mp3" calcext:value-type="string">
            <text:p>168.mp3</text:p>
          </table:table-cell>
          <table:table-cell office:value-type="string" calcext:value-type="string">
            <text:p>achtundsiebzig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TEXT([.A170];&quot;000&quot;) &amp; &quot;.mp3&quot;" office:value-type="string" office:string-value="169.mp3" calcext:value-type="string">
            <text:p>169.mp3</text:p>
          </table:table-cell>
          <table:table-cell office:value-type="string" calcext:value-type="string">
            <text:p>neunundsiebzig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TEXT([.A171];&quot;000&quot;) &amp; &quot;.mp3&quot;" office:value-type="string" office:string-value="170.mp3" calcext:value-type="string">
            <text:p>170.mp3</text:p>
          </table:table-cell>
          <table:table-cell office:value-type="string" calcext:value-type="string">
            <text:p>achtzig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TEXT([.A172];&quot;000&quot;) &amp; &quot;.mp3&quot;" office:value-type="string" office:string-value="171.mp3" calcext:value-type="string">
            <text:p>171.mp3</text:p>
          </table:table-cell>
          <table:table-cell office:value-type="string" calcext:value-type="string">
            <text:p>einundachtzig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TEXT([.A173];&quot;000&quot;) &amp; &quot;.mp3&quot;" office:value-type="string" office:string-value="172.mp3" calcext:value-type="string">
            <text:p>172.mp3</text:p>
          </table:table-cell>
          <table:table-cell office:value-type="string" calcext:value-type="string">
            <text:p>zweiundachtzig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TEXT([.A174];&quot;000&quot;) &amp; &quot;.mp3&quot;" office:value-type="string" office:string-value="173.mp3" calcext:value-type="string">
            <text:p>173.mp3</text:p>
          </table:table-cell>
          <table:table-cell office:value-type="string" calcext:value-type="string">
            <text:p>dreiundachtzig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TEXT([.A175];&quot;000&quot;) &amp; &quot;.mp3&quot;" office:value-type="string" office:string-value="174.mp3" calcext:value-type="string">
            <text:p>174.mp3</text:p>
          </table:table-cell>
          <table:table-cell office:value-type="string" calcext:value-type="string">
            <text:p>vierundachtzig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TEXT([.A176];&quot;000&quot;) &amp; &quot;.mp3&quot;" office:value-type="string" office:string-value="175.mp3" calcext:value-type="string">
            <text:p>175.mp3</text:p>
          </table:table-cell>
          <table:table-cell office:value-type="string" calcext:value-type="string">
            <text:p>fünfundachtzig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TEXT([.A177];&quot;000&quot;) &amp; &quot;.mp3&quot;" office:value-type="string" office:string-value="176.mp3" calcext:value-type="string">
            <text:p>176.mp3</text:p>
          </table:table-cell>
          <table:table-cell office:value-type="string" calcext:value-type="string">
            <text:p>sechsundachtzig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TEXT([.A178];&quot;000&quot;) &amp; &quot;.mp3&quot;" office:value-type="string" office:string-value="177.mp3" calcext:value-type="string">
            <text:p>177.mp3</text:p>
          </table:table-cell>
          <table:table-cell office:value-type="string" calcext:value-type="string">
            <text:p>siebenundachtzig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TEXT([.A179];&quot;000&quot;) &amp; &quot;.mp3&quot;" office:value-type="string" office:string-value="178.mp3" calcext:value-type="string">
            <text:p>178.mp3</text:p>
          </table:table-cell>
          <table:table-cell office:value-type="string" calcext:value-type="string">
            <text:p>achtundachtzig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TEXT([.A180];&quot;000&quot;) &amp; &quot;.mp3&quot;" office:value-type="string" office:string-value="179.mp3" calcext:value-type="string">
            <text:p>179.mp3</text:p>
          </table:table-cell>
          <table:table-cell office:value-type="string" calcext:value-type="string">
            <text:p>neunundachtzig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TEXT([.A181];&quot;000&quot;) &amp; &quot;.mp3&quot;" office:value-type="string" office:string-value="180.mp3" calcext:value-type="string">
            <text:p>180.mp3</text:p>
          </table:table-cell>
          <table:table-cell office:value-type="string" calcext:value-type="string">
            <text:p>neunzig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TEXT([.A182];&quot;000&quot;) &amp; &quot;.mp3&quot;" office:value-type="string" office:string-value="181.mp3" calcext:value-type="string">
            <text:p>181.mp3</text:p>
          </table:table-cell>
          <table:table-cell office:value-type="string" calcext:value-type="string">
            <text:p>einundneunzig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TEXT([.A183];&quot;000&quot;) &amp; &quot;.mp3&quot;" office:value-type="string" office:string-value="182.mp3" calcext:value-type="string">
            <text:p>182.mp3</text:p>
          </table:table-cell>
          <table:table-cell office:value-type="string" calcext:value-type="string">
            <text:p>zweiundneunzig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TEXT([.A184];&quot;000&quot;) &amp; &quot;.mp3&quot;" office:value-type="string" office:string-value="183.mp3" calcext:value-type="string">
            <text:p>183.mp3</text:p>
          </table:table-cell>
          <table:table-cell office:value-type="string" calcext:value-type="string">
            <text:p>dreiundneunzig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TEXT([.A185];&quot;000&quot;) &amp; &quot;.mp3&quot;" office:value-type="string" office:string-value="184.mp3" calcext:value-type="string">
            <text:p>184.mp3</text:p>
          </table:table-cell>
          <table:table-cell office:value-type="string" calcext:value-type="string">
            <text:p>vierundneunzig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TEXT([.A186];&quot;000&quot;) &amp; &quot;.mp3&quot;" office:value-type="string" office:string-value="185.mp3" calcext:value-type="string">
            <text:p>185.mp3</text:p>
          </table:table-cell>
          <table:table-cell office:value-type="string" calcext:value-type="string">
            <text:p>fünfundneunzig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TEXT([.A187];&quot;000&quot;) &amp; &quot;.mp3&quot;" office:value-type="string" office:string-value="186.mp3" calcext:value-type="string">
            <text:p>186.mp3</text:p>
          </table:table-cell>
          <table:table-cell office:value-type="string" calcext:value-type="string">
            <text:p>sechsundneunzig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TEXT([.A188];&quot;000&quot;) &amp; &quot;.mp3&quot;" office:value-type="string" office:string-value="187.mp3" calcext:value-type="string">
            <text:p>187.mp3</text:p>
          </table:table-cell>
          <table:table-cell office:value-type="string" calcext:value-type="string">
            <text:p>siebenundneunzig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TEXT([.A189];&quot;000&quot;) &amp; &quot;.mp3&quot;" office:value-type="string" office:string-value="188.mp3" calcext:value-type="string">
            <text:p>188.mp3</text:p>
          </table:table-cell>
          <table:table-cell office:value-type="string" calcext:value-type="string">
            <text:p>achtundneunzig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TEXT([.A190];&quot;000&quot;) &amp; &quot;.mp3&quot;" office:value-type="string" office:string-value="189.mp3" calcext:value-type="string">
            <text:p>189.mp3</text:p>
          </table:table-cell>
          <table:table-cell office:value-type="string" calcext:value-type="string">
            <text:p>neunundneunzig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TEXT([.A191];&quot;000&quot;) &amp; &quot;.mp3&quot;" office:value-type="string" office:string-value="190.mp3" calcext:value-type="string">
            <text:p>190.mp3</text:p>
          </table:table-cell>
          <table:table-cell table:number-columns-repeated="2" office:value-type="string" calcext:value-type="string">
            <text:p>Du hast für deine Antwort 10 Sekunden Zeit.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TEXT([.A192];&quot;000&quot;) &amp; &quot;.mp3&quot;" office:value-type="string" office:string-value="191.mp3" calcext:value-type="string">
            <text:p>191.mp3</text:p>
          </table:table-cell>
          <table:table-cell table:number-columns-repeated="2" office:value-type="string" calcext:value-type="string">
            <text:p>Du hast keine Zahlen hingelegt.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TEXT([.A193];&quot;000&quot;) &amp; &quot;.mp3&quot;" office:value-type="string" office:string-value="192.mp3" calcext:value-type="string">
            <text:p>192.mp3</text:p>
          </table:table-cell>
          <table:table-cell table:number-columns-repeated="2" office:value-type="string" calcext:value-type="string">
            <text:p>Wir lernen jetzt Tiernamen auf Englisch.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TEXT([.A194];&quot;000&quot;) &amp; &quot;.mp3&quot;" office:value-type="string" office:string-value="193.mp3" calcext:value-type="string">
            <text:p>193.mp3</text:p>
          </table:table-cell>
          <table:table-cell table:number-columns-repeated="2" office:value-type="string" calcext:value-type="string">
            <text:p>Wenn ihr die Tiernamen auf Englisch lernen wollt, lege den Fragezeichen-Stein auf ein Spielfeld. Wenn ihr sie in einem Spiel erraten wollt, stellt eure Spielfiguren auf die Spielfelder.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TEXT([.A195];&quot;000&quot;) &amp; &quot;.mp3&quot;" office:value-type="string" office:string-value="194.mp3" calcext:value-type="string">
            <text:p>194.mp3</text:p>
          </table:table-cell>
          <table:table-cell table:number-columns-repeated="2" office:value-type="string" calcext:value-type="string">
            <text:p>Ich spiele dir jetzt die englischen Namen eines Tiers vor. Wenn du das Tier weisst, tausche deine Spielfigur gegen die Tier-Karte.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TEXT([.A196];&quot;000&quot;) &amp; &quot;.mp3&quot;" office:value-type="string" office:string-value="195.mp3" calcext:value-type="string">
            <text:p>195.mp3</text:p>
          </table:table-cell>
          <table:table-cell table:number-columns-repeated="2" office:value-type="string" calcext:value-type="string">
            <text:p>Lege eine Tier-Karte auf ein Spielfeld, ich sage dir dann den englischen Namen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TEXT([.A197];&quot;000&quot;) &amp; &quot;.mp3&quot;" office:value-type="string" office:string-value="196.mp3" calcext:value-type="string">
            <text:p>196.mp3</text:p>
          </table:table-cell>
          <table:table-cell table:number-columns-repeated="2" office:value-type="string" calcext:value-type="string">
            <text:p>Du hast mich lange nicht verwendet. Ich schalte mich zum Stromsparen jetzt aus.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TEXT([.A198];&quot;000&quot;) &amp; &quot;.mp3&quot;" office:value-type="string" office:string-value="197.mp3" calcext:value-type="string">
            <text:p>197.mp3</text:p>
          </table:table-cell>
          <table:table-cell table:number-columns-repeated="2" office:value-type="string" calcext:value-type="string">
            <text:p>Bei der Aufname ist ein Fehler passiert. Lass die Figur beim nächsten mal länger stehen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TEXT([.A199];&quot;000&quot;) &amp; &quot;.mp3&quot;" office:value-type="string" office:string-value="198.mp3" calcext:value-type="string">
            <text:p>198.mp3</text:p>
          </table:table-cell>
          <table:table-cell table:number-columns-repeated="2" office:value-type="string" calcext:value-type="string">
            <text:p>Ich mache Pause.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TEXT([.A200];&quot;000&quot;) &amp; &quot;.mp3&quot;" office:value-type="string" office:string-value="199.mp3" calcext:value-type="string">
            <text:p>199.mp3</text:p>
          </table:table-cell>
          <table:table-cell table:number-columns-repeated="2" office:value-type="string" calcext:value-type="string">
            <text:p>Die Figur konnte nicht erkannt werden. Lass sie länger auf dem Feld stehen.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TEXT([.A201];&quot;000&quot;) &amp; &quot;.mp3&quot;" office:value-type="string" office:string-value="200.mp3" calcext:value-type="string">
            <text:p>200.mp3</text:p>
          </table:table-cell>
          <table:table-cell table:number-columns-repeated="2" office:value-type="string" calcext:value-type="string">
            <text:p>Stelle deine Figur wieder auf dein Spielfeld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TEXT([.A202];&quot;000&quot;) &amp; &quot;.mp3&quot;" office:value-type="string" office:string-value="201.mp3" calcext:value-type="string">
            <text:p>201.mp3</text:p>
          </table:table-cell>
          <table:table-cell table:number-columns-repeated="2" office:value-type="string" calcext:value-type="string">
            <text:p>Keine deiner Spielfiguren hat eine Geschichte gespeichert.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TEXT([.A203];&quot;000&quot;) &amp; &quot;.mp3&quot;" office:value-type="string" office:string-value="202.mp3" calcext:value-type="string">
            <text:p>202.mp3</text:p>
          </table:table-cell>
          <table:table-cell table:number-columns-repeated="2" office:value-type="string" calcext:value-type="string">
            <text:p>Spiel Zahlen lege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TEXT([.A204];&quot;000&quot;) &amp; &quot;.mp3&quot;" office:value-type="string" office:string-value="203.mp3" calcext:value-type="string">
            <text:p>203.mp3</text:p>
          </table:table-cell>
          <table:table-cell table:number-columns-repeated="2" office:value-type="string" calcext:value-type="string">
            <text:p>Roboter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TEXT([.A205];&quot;000&quot;) &amp; &quot;.mp3&quot;" office:value-type="string" office:string-value="204.mp3" calcext:value-type="string">
            <text:p>204.mp3</text:p>
          </table:table-cell>
          <table:table-cell table:number-columns-repeated="2" office:value-type="string" calcext:value-type="string">
            <text:p>Koeni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TEXT([.A206];&quot;000&quot;) &amp; &quot;.mp3&quot;" office:value-type="string" office:string-value="205.mp3" calcext:value-type="string">
            <text:p>205.mp3</text:p>
          </table:table-cell>
          <table:table-cell table:number-columns-repeated="2" office:value-type="string" calcext:value-type="string">
            <text:p>Koenigin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TEXT([.A207];&quot;000&quot;) &amp; &quot;.mp3&quot;" office:value-type="string" office:string-value="206.mp3" calcext:value-type="string">
            <text:p>206.mp3</text:p>
          </table:table-cell>
          <table:table-cell table:number-columns-repeated="2" office:value-type="string" calcext:value-type="string">
            <text:p>Frau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TEXT([.A208];&quot;000&quot;) &amp; &quot;.mp3&quot;" office:value-type="string" office:string-value="207.mp3" calcext:value-type="string">
            <text:p>207.mp3</text:p>
          </table:table-cell>
          <table:table-cell table:number-columns-repeated="2" office:value-type="string" calcext:value-type="string">
            <text:p>Ritter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TEXT([.A209];&quot;000&quot;) &amp; &quot;.mp3&quot;" office:value-type="string" office:string-value="208.mp3" calcext:value-type="string">
            <text:p>208.mp3</text:p>
          </table:table-cell>
          <table:table-cell table:number-columns-repeated="2" office:value-type="string" calcext:value-type="string">
            <text:p>Magieri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TEXT([.A210];&quot;000&quot;) &amp; &quot;.mp3&quot;" office:value-type="string" office:string-value="209.mp3" calcext:value-type="string">
            <text:p>209.mp3</text:p>
          </table:table-cell>
          <table:table-cell table:number-columns-repeated="2" office:value-type="string" calcext:value-type="string">
            <text:p>Loewe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TEXT([.A211];&quot;000&quot;) &amp; &quot;.mp3&quot;" office:value-type="string" office:string-value="210.mp3" calcext:value-type="string">
            <text:p>210.mp3</text:p>
          </table:table-cell>
          <table:table-cell table:number-columns-repeated="2" office:value-type="string" calcext:value-type="string">
            <text:p>Elefant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TEXT([.A212];&quot;000&quot;) &amp; &quot;.mp3&quot;" office:value-type="string" office:string-value="211.mp3" calcext:value-type="string">
            <text:p>211.mp3</text:p>
          </table:table-cell>
          <table:table-cell table:number-columns-repeated="2" office:value-type="string" calcext:value-type="string">
            <text:p>Hah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TEXT([.A213];&quot;000&quot;) &amp; &quot;.mp3&quot;" office:value-type="string" office:string-value="212.mp3" calcext:value-type="string">
            <text:p>212.mp3</text:p>
          </table:table-cell>
          <table:table-cell table:number-columns-repeated="2" office:value-type="string" calcext:value-type="string">
            <text:p>Katze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TEXT([.A214];&quot;000&quot;) &amp; &quot;.mp3&quot;" office:value-type="string" office:string-value="213.mp3" calcext:value-type="string">
            <text:p>213.mp3</text:p>
          </table:table-cell>
          <table:table-cell table:number-columns-repeated="2" office:value-type="string" calcext:value-type="string">
            <text:p>Hund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TEXT([.A215];&quot;000&quot;) &amp; &quot;.mp3&quot;" office:value-type="string" office:string-value="214.mp3" calcext:value-type="string">
            <text:p>214.mp3</text:p>
          </table:table-cell>
          <table:table-cell table:number-columns-repeated="2" office:value-type="string" calcext:value-type="string">
            <text:p>Kuh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TEXT([.A216];&quot;000&quot;) &amp; &quot;.mp3&quot;" office:value-type="string" office:string-value="215.mp3" calcext:value-type="string">
            <text:p>215.mp3</text:p>
          </table:table-cell>
          <table:table-cell table:number-columns-repeated="2" office:value-type="string" calcext:value-type="string">
            <text:p>Esel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TEXT([.A217];&quot;000&quot;) &amp; &quot;.mp3&quot;" office:value-type="string" office:string-value="216.mp3" calcext:value-type="string">
            <text:p>216.mp3</text:p>
          </table:table-cell>
          <table:table-cell table:number-columns-repeated="2" office:value-type="string" calcext:value-type="string">
            <text:p>Baer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TEXT([.A218];&quot;000&quot;) &amp; &quot;.mp3&quot;" office:value-type="string" office:string-value="217.mp3" calcext:value-type="string">
            <text:p>217.mp3</text:p>
          </table:table-cell>
          <table:table-cell table:number-columns-repeated="2" office:value-type="string" calcext:value-type="string">
            <text:p>Aff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TEXT([.A219];&quot;000&quot;) &amp; &quot;.mp3&quot;" office:value-type="string" office:string-value="218.mp3" calcext:value-type="string">
            <text:p>218.mp3</text:p>
          </table:table-cell>
          <table:table-cell table:number-columns-repeated="2" office:value-type="string" calcext:value-type="string">
            <text:p>Kuckuck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TEXT([.A220];&quot;000&quot;) &amp; &quot;.mp3&quot;" office:value-type="string" office:string-value="219.mp3" calcext:value-type="string">
            <text:p>219.mp3</text:p>
          </table:table-cell>
          <table:table-cell table:number-columns-repeated="2" office:value-type="string" calcext:value-type="string">
            <text:p>Schwein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TEXT([.A221];&quot;000&quot;) &amp; &quot;.mp3&quot;" office:value-type="string" office:string-value="220.mp3" calcext:value-type="string">
            <text:p>220.mp3</text:p>
          </table:table-cell>
          <table:table-cell table:number-columns-repeated="2" office:value-type="string" calcext:value-type="string">
            <text:p>Ziege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TEXT([.A222];&quot;000&quot;) &amp; &quot;.mp3&quot;" office:value-type="string" office:string-value="221.mp3" calcext:value-type="string">
            <text:p>221.mp3</text:p>
          </table:table-cell>
          <table:table-cell table:number-columns-repeated="2" office:value-type="string" calcext:value-type="string">
            <text:p>Schaf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TEXT([.A223];&quot;000&quot;) &amp; &quot;.mp3&quot;" office:value-type="string" office:string-value="222.mp3" calcext:value-type="string">
            <text:p>222.mp3</text:p>
          </table:table-cell>
          <table:table-cell table:number-columns-repeated="2" office:value-type="string" calcext:value-type="string">
            <text:p>Wolf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TEXT([.A224];&quot;000&quot;) &amp; &quot;.mp3&quot;" office:value-type="string" office:string-value="223.mp3" calcext:value-type="string">
            <text:p>223.mp3</text:p>
          </table:table-cell>
          <table:table-cell table:number-columns-repeated="2" office:value-type="string" calcext:value-type="string">
            <text:p>Taube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TEXT([.A225];&quot;000&quot;) &amp; &quot;.mp3&quot;" office:value-type="string" office:string-value="224.mp3" calcext:value-type="string">
            <text:p>224.mp3</text:p>
          </table:table-cell>
          <table:table-cell table:number-columns-repeated="2" office:value-type="string" calcext:value-type="string">
            <text:p>Henn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TEXT([.A226];&quot;000&quot;) &amp; &quot;.mp3&quot;" office:value-type="string" office:string-value="225.mp3" calcext:value-type="string">
            <text:p>225.mp3</text:p>
          </table:table-cell>
          <table:table-cell table:number-columns-repeated="2" office:value-type="string" calcext:value-type="string">
            <text:p>Seehund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TEXT([.A227];&quot;000&quot;) &amp; &quot;.mp3&quot;" office:value-type="string" office:string-value="226.mp3" calcext:value-type="string">
            <text:p>226.mp3</text:p>
          </table:table-cell>
          <table:table-cell table:number-columns-repeated="2" office:value-type="string" calcext:value-type="string">
            <text:p>Pferd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TEXT([.A228];&quot;000&quot;) &amp; &quot;.mp3&quot;" office:value-type="string" office:string-value="227.mp3" calcext:value-type="string">
            <text:p>227.mp3</text:p>
          </table:table-cell>
          <table:table-cell table:number-columns-repeated="2" office:value-type="string" calcext:value-type="string">
            <text:p>Ent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TEXT([.A229];&quot;000&quot;) &amp; &quot;.mp3&quot;" office:value-type="string" office:string-value="228.mp3" calcext:value-type="string">
            <text:p>228.mp3</text:p>
          </table:table-cell>
          <table:table-cell table:number-columns-repeated="2" office:value-type="string" calcext:value-type="string">
            <text:p>Gan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TEXT([.A230];&quot;000&quot;) &amp; &quot;.mp3&quot;" office:value-type="string" office:string-value="229.mp3" calcext:value-type="string">
            <text:p>229.mp3</text:p>
          </table:table-cell>
          <table:table-cell table:number-columns-repeated="2" office:value-type="string" calcext:value-type="string">
            <text:p>Runde eins abgeschlossen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TEXT([.A231];&quot;000&quot;) &amp; &quot;.mp3&quot;" office:value-type="string" office:string-value="230.mp3" calcext:value-type="string">
            <text:p>230.mp3</text:p>
          </table:table-cell>
          <table:table-cell table:number-columns-repeated="2" office:value-type="string" calcext:value-type="string">
            <text:p>Runde zwei abgeschlossen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TEXT([.A232];&quot;000&quot;) &amp; &quot;.mp3&quot;" office:value-type="string" office:string-value="231.mp3" calcext:value-type="string">
            <text:p>231.mp3</text:p>
          </table:table-cell>
          <table:table-cell table:number-columns-repeated="2" office:value-type="string" calcext:value-type="string">
            <text:p>Runde drei abgeschlossen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TEXT([.A233];&quot;000&quot;) &amp; &quot;.mp3&quot;" office:value-type="string" office:string-value="232.mp3" calcext:value-type="string">
            <text:p>232.mp3</text:p>
          </table:table-cell>
          <table:table-cell table:number-columns-repeated="2" office:value-type="string" calcext:value-type="string">
            <text:p>Runde vier abgeschlossen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TEXT([.A234];&quot;000&quot;) &amp; &quot;.mp3&quot;" office:value-type="string" office:string-value="233.mp3" calcext:value-type="string">
            <text:p>233.mp3</text:p>
          </table:table-cell>
          <table:table-cell table:number-columns-repeated="2" office:value-type="string" calcext:value-type="string">
            <text:p>Runde fünf abgeschlossen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TEXT([.A235];&quot;000&quot;) &amp; &quot;.mp3&quot;" office:value-type="string" office:string-value="234.mp3" calcext:value-type="string">
            <text:p>234.mp3</text:p>
          </table:table-cell>
          <table:table-cell table:number-columns-repeated="2" office:value-type="string" calcext:value-type="string">
            <text:p>Starte Runde ein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TEXT([.A236];&quot;000&quot;) &amp; &quot;.mp3&quot;" office:value-type="string" office:string-value="235.mp3" calcext:value-type="string">
            <text:p>235.mp3</text:p>
          </table:table-cell>
          <table:table-cell table:number-columns-repeated="2" office:value-type="string" calcext:value-type="string">
            <text:p>Starte Runde zwei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TEXT([.A237];&quot;000&quot;) &amp; &quot;.mp3&quot;" office:value-type="string" office:string-value="236.mp3" calcext:value-type="string">
            <text:p>236.mp3</text:p>
          </table:table-cell>
          <table:table-cell table:number-columns-repeated="2" office:value-type="string" calcext:value-type="string">
            <text:p>Starte Runde drei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TEXT([.A238];&quot;000&quot;) &amp; &quot;.mp3&quot;" office:value-type="string" office:string-value="237.mp3" calcext:value-type="string">
            <text:p>237.mp3</text:p>
          </table:table-cell>
          <table:table-cell table:number-columns-repeated="2" office:value-type="string" calcext:value-type="string">
            <text:p>Starte Runde vier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TEXT([.A239];&quot;000&quot;) &amp; &quot;.mp3&quot;" office:value-type="string" office:string-value="238.mp3" calcext:value-type="string">
            <text:p>238.mp3</text:p>
          </table:table-cell>
          <table:table-cell table:number-columns-repeated="2" office:value-type="string" calcext:value-type="string">
            <text:p>Starte Runde fünf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TEXT([.A240];&quot;000&quot;) &amp; &quot;.mp3&quot;" office:value-type="string" office:string-value="239.mp3" calcext:value-type="string">
            <text:p>239.mp3</text:p>
          </table:table-cell>
          <table:table-cell table:number-columns-repeated="2" office:value-type="string" calcext:value-type="string">
            <text:p>Jetzt ist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TEXT([.A241];&quot;000&quot;) &amp; &quot;.mp3&quot;" office:value-type="string" office:string-value="240.mp3" calcext:value-type="string">
            <text:p>240.mp3</text:p>
          </table:table-cell>
          <table:table-cell table:number-columns-repeated="2" office:value-type="string" calcext:value-type="string">
            <text:p>an der Reihe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TEXT([.A242];&quot;000&quot;) &amp; &quot;.mp3&quot;" office:value-type="string" office:string-value="241.mp3" calcext:value-type="string">
            <text:p>241.mp3</text:p>
          </table:table-cell>
          <table:table-cell table:formula="of:=COM.MICROSOFT.CONCAT(&quot;Jetzt ist &quot;;[.C204];&quot; an der Reihe&quot;)" office:value-type="string" office:string-value="Jetzt ist Roboter an der Reihe" calcext:value-type="string">
            <text:p>Jetzt ist Roboter an der Reihe</text:p>
          </table:table-cell>
          <table:table-cell table:formula="of:=COM.MICROSOFT.CONCAT(&quot;Jetzt ist &quot;;[.D204];&quot; an der Reihe&quot;)" office:value-type="string" office:string-value="Jetzt ist Roboter an der Reihe" calcext:value-type="string">
            <text:p>Jetzt ist Roboter an der Reih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TEXT([.A243];&quot;000&quot;) &amp; &quot;.mp3&quot;" office:value-type="string" office:string-value="242.mp3" calcext:value-type="string">
            <text:p>242.mp3</text:p>
          </table:table-cell>
          <table:table-cell table:formula="of:=COM.MICROSOFT.CONCAT(&quot;Jetzt ist &quot;;[.C205];&quot; an der Reihe&quot;)" office:value-type="string" office:string-value="Jetzt ist Koenig an der Reihe" calcext:value-type="string">
            <text:p>Jetzt ist Koenig an der Reihe</text:p>
          </table:table-cell>
          <table:table-cell table:formula="of:=COM.MICROSOFT.CONCAT(&quot;Jetzt ist &quot;;[.D205];&quot; an der Reihe&quot;)" office:value-type="string" office:string-value="Jetzt ist Koenig an der Reihe" calcext:value-type="string">
            <text:p>Jetzt ist Koenig an der Reih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TEXT([.A244];&quot;000&quot;) &amp; &quot;.mp3&quot;" office:value-type="string" office:string-value="243.mp3" calcext:value-type="string">
            <text:p>243.mp3</text:p>
          </table:table-cell>
          <table:table-cell table:formula="of:=COM.MICROSOFT.CONCAT(&quot;Jetzt ist &quot;;[.C206];&quot; an der Reihe&quot;)" office:value-type="string" office:string-value="Jetzt ist Koenigin an der Reihe" calcext:value-type="string">
            <text:p>Jetzt ist Koenigin an der Reihe</text:p>
          </table:table-cell>
          <table:table-cell table:formula="of:=COM.MICROSOFT.CONCAT(&quot;Jetzt ist &quot;;[.D206];&quot; an der Reihe&quot;)" office:value-type="string" office:string-value="Jetzt ist Koenigin an der Reihe" calcext:value-type="string">
            <text:p>Jetzt ist Koenigin an der Reih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TEXT([.A245];&quot;000&quot;) &amp; &quot;.mp3&quot;" office:value-type="string" office:string-value="244.mp3" calcext:value-type="string">
            <text:p>244.mp3</text:p>
          </table:table-cell>
          <table:table-cell table:formula="of:=COM.MICROSOFT.CONCAT(&quot;Jetzt ist &quot;;[.C207];&quot; an der Reihe&quot;)" office:value-type="string" office:string-value="Jetzt ist Frau an der Reihe" calcext:value-type="string">
            <text:p>Jetzt ist Frau an der Reihe</text:p>
          </table:table-cell>
          <table:table-cell table:formula="of:=COM.MICROSOFT.CONCAT(&quot;Jetzt ist &quot;;[.D207];&quot; an der Reihe&quot;)" office:value-type="string" office:string-value="Jetzt ist Frau an der Reihe" calcext:value-type="string">
            <text:p>Jetzt ist Frau an der Reih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TEXT([.A246];&quot;000&quot;) &amp; &quot;.mp3&quot;" office:value-type="string" office:string-value="245.mp3" calcext:value-type="string">
            <text:p>245.mp3</text:p>
          </table:table-cell>
          <table:table-cell table:formula="of:=COM.MICROSOFT.CONCAT(&quot;Jetzt ist &quot;;[.C208];&quot; an der Reihe&quot;)" office:value-type="string" office:string-value="Jetzt ist Ritter an der Reihe" calcext:value-type="string">
            <text:p>Jetzt ist Ritter an der Reihe</text:p>
          </table:table-cell>
          <table:table-cell table:formula="of:=COM.MICROSOFT.CONCAT(&quot;Jetzt ist &quot;;[.D208];&quot; an der Reihe&quot;)" office:value-type="string" office:string-value="Jetzt ist Ritter an der Reihe" calcext:value-type="string">
            <text:p>Jetzt ist Ritter an der Reihe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TEXT([.A247];&quot;000&quot;) &amp; &quot;.mp3&quot;" office:value-type="string" office:string-value="246.mp3" calcext:value-type="string">
            <text:p>246.mp3</text:p>
          </table:table-cell>
          <table:table-cell table:formula="of:=COM.MICROSOFT.CONCAT(&quot;Jetzt ist &quot;;[.C209];&quot; an der Reihe&quot;)" office:value-type="string" office:string-value="Jetzt ist Magierin an der Reihe" calcext:value-type="string">
            <text:p>Jetzt ist Magierin an der Reihe</text:p>
          </table:table-cell>
          <table:table-cell table:formula="of:=COM.MICROSOFT.CONCAT(&quot;Jetzt ist &quot;;[.D209];&quot; an der Reihe&quot;)" office:value-type="string" office:string-value="Jetzt ist Magierin an der Reihe" calcext:value-type="string">
            <text:p>Jetzt ist Magierin an der Reih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TEXT([.A248];&quot;000&quot;) &amp; &quot;.mp3&quot;" office:value-type="string" office:string-value="247.mp3" calcext:value-type="string">
            <text:p>247.mp3</text:p>
          </table:table-cell>
          <table:table-cell table:formula="of:=COM.MICROSOFT.CONCAT(&quot;Jetzt ist &quot;;[.C210];&quot; an der Reihe&quot;)" office:value-type="string" office:string-value="Jetzt ist Loewe an der Reihe" calcext:value-type="string">
            <text:p>Jetzt ist Loewe an der Reihe</text:p>
          </table:table-cell>
          <table:table-cell table:formula="of:=COM.MICROSOFT.CONCAT(&quot;Jetzt ist &quot;;[.D210];&quot; an der Reihe&quot;)" office:value-type="string" office:string-value="Jetzt ist Loewe an der Reihe" calcext:value-type="string">
            <text:p>Jetzt ist Loewe an der Reihe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TEXT([.A249];&quot;000&quot;) &amp; &quot;.mp3&quot;" office:value-type="string" office:string-value="248.mp3" calcext:value-type="string">
            <text:p>248.mp3</text:p>
          </table:table-cell>
          <table:table-cell table:formula="of:=COM.MICROSOFT.CONCAT(&quot;Jetzt ist &quot;;[.C211];&quot; an der Reihe&quot;)" office:value-type="string" office:string-value="Jetzt ist Elefant an der Reihe" calcext:value-type="string">
            <text:p>Jetzt ist Elefant an der Reihe</text:p>
          </table:table-cell>
          <table:table-cell table:formula="of:=COM.MICROSOFT.CONCAT(&quot;Jetzt ist &quot;;[.D211];&quot; an der Reihe&quot;)" office:value-type="string" office:string-value="Jetzt ist Elefant an der Reihe" calcext:value-type="string">
            <text:p>Jetzt ist Elefant an der Reihe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TEXT([.A250];&quot;000&quot;) &amp; &quot;.mp3&quot;" office:value-type="string" office:string-value="249.mp3" calcext:value-type="string">
            <text:p>249.mp3</text:p>
          </table:table-cell>
          <table:table-cell table:formula="of:=COM.MICROSOFT.CONCAT(&quot;Jetzt ist &quot;;[.C212];&quot; an der Reihe&quot;)" office:value-type="string" office:string-value="Jetzt ist Hahn an der Reihe" calcext:value-type="string">
            <text:p>Jetzt ist Hahn an der Reihe</text:p>
          </table:table-cell>
          <table:table-cell table:formula="of:=COM.MICROSOFT.CONCAT(&quot;Jetzt ist &quot;;[.D212];&quot; an der Reihe&quot;)" office:value-type="string" office:string-value="Jetzt ist Hahn an der Reihe" calcext:value-type="string">
            <text:p>Jetzt ist Hahn an der Reih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TEXT([.A251];&quot;000&quot;) &amp; &quot;.mp3&quot;" office:value-type="string" office:string-value="250.mp3" calcext:value-type="string">
            <text:p>250.mp3</text:p>
          </table:table-cell>
          <table:table-cell table:formula="of:=COM.MICROSOFT.CONCAT(&quot;Jetzt ist &quot;;[.C213];&quot; an der Reihe&quot;)" office:value-type="string" office:string-value="Jetzt ist Katze an der Reihe" calcext:value-type="string">
            <text:p>Jetzt ist Katze an der Reihe</text:p>
          </table:table-cell>
          <table:table-cell table:formula="of:=COM.MICROSOFT.CONCAT(&quot;Jetzt ist &quot;;[.D213];&quot; an der Reihe&quot;)" office:value-type="string" office:string-value="Jetzt ist Katze an der Reihe" calcext:value-type="string">
            <text:p>Jetzt ist Katze an der Reih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TEXT([.A252];&quot;000&quot;) &amp; &quot;.mp3&quot;" office:value-type="string" office:string-value="251.mp3" calcext:value-type="string">
            <text:p>251.mp3</text:p>
          </table:table-cell>
          <table:table-cell table:formula="of:=COM.MICROSOFT.CONCAT(&quot;Jetzt ist &quot;;[.C214];&quot; an der Reihe&quot;)" office:value-type="string" office:string-value="Jetzt ist Hund an der Reihe" calcext:value-type="string">
            <text:p>Jetzt ist Hund an der Reihe</text:p>
          </table:table-cell>
          <table:table-cell table:formula="of:=COM.MICROSOFT.CONCAT(&quot;Jetzt ist &quot;;[.D214];&quot; an der Reihe&quot;)" office:value-type="string" office:string-value="Jetzt ist Hund an der Reihe" calcext:value-type="string">
            <text:p>Jetzt ist Hund an der Reih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TEXT([.A253];&quot;000&quot;) &amp; &quot;.mp3&quot;" office:value-type="string" office:string-value="252.mp3" calcext:value-type="string">
            <text:p>252.mp3</text:p>
          </table:table-cell>
          <table:table-cell table:formula="of:=COM.MICROSOFT.CONCAT(&quot;Jetzt ist &quot;;[.C215];&quot; an der Reihe&quot;)" office:value-type="string" office:string-value="Jetzt ist Kuh an der Reihe" calcext:value-type="string">
            <text:p>Jetzt ist Kuh an der Reihe</text:p>
          </table:table-cell>
          <table:table-cell table:formula="of:=COM.MICROSOFT.CONCAT(&quot;Jetzt ist &quot;;[.D215];&quot; an der Reihe&quot;)" office:value-type="string" office:string-value="Jetzt ist Kuh an der Reihe" calcext:value-type="string">
            <text:p>Jetzt ist Kuh an der Reih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TEXT([.A254];&quot;000&quot;) &amp; &quot;.mp3&quot;" office:value-type="string" office:string-value="253.mp3" calcext:value-type="string">
            <text:p>253.mp3</text:p>
          </table:table-cell>
          <table:table-cell table:formula="of:=COM.MICROSOFT.CONCAT(&quot;Jetzt ist &quot;;[.C216];&quot; an der Reihe&quot;)" office:value-type="string" office:string-value="Jetzt ist Esel an der Reihe" calcext:value-type="string">
            <text:p>Jetzt ist Esel an der Reihe</text:p>
          </table:table-cell>
          <table:table-cell table:formula="of:=COM.MICROSOFT.CONCAT(&quot;Jetzt ist &quot;;[.D216];&quot; an der Reihe&quot;)" office:value-type="string" office:string-value="Jetzt ist Esel an der Reihe" calcext:value-type="string">
            <text:p>Jetzt ist Esel an der Reihe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TEXT([.A255];&quot;000&quot;) &amp; &quot;.mp3&quot;" office:value-type="string" office:string-value="254.mp3" calcext:value-type="string">
            <text:p>254.mp3</text:p>
          </table:table-cell>
          <table:table-cell table:formula="of:=COM.MICROSOFT.CONCAT(&quot;Jetzt ist &quot;;[.C217];&quot; an der Reihe&quot;)" office:value-type="string" office:string-value="Jetzt ist Baer an der Reihe" calcext:value-type="string">
            <text:p>Jetzt ist Baer an der Reihe</text:p>
          </table:table-cell>
          <table:table-cell table:formula="of:=COM.MICROSOFT.CONCAT(&quot;Jetzt ist &quot;;[.D217];&quot; an der Reihe&quot;)" office:value-type="string" office:string-value="Jetzt ist Baer an der Reihe" calcext:value-type="string">
            <text:p>Jetzt ist Baer an der Reihe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TEXT([.A256];&quot;000&quot;) &amp; &quot;.mp3&quot;" office:value-type="string" office:string-value="255.mp3" calcext:value-type="string">
            <text:p>255.mp3</text:p>
          </table:table-cell>
          <table:table-cell table:formula="of:=COM.MICROSOFT.CONCAT(&quot;Jetzt ist &quot;;[.C218];&quot; an der Reihe&quot;)" office:value-type="string" office:string-value="Jetzt ist Affe an der Reihe" calcext:value-type="string">
            <text:p>Jetzt ist Affe an der Reihe</text:p>
          </table:table-cell>
          <table:table-cell table:formula="of:=COM.MICROSOFT.CONCAT(&quot;Jetzt ist &quot;;[.D218];&quot; an der Reihe&quot;)" office:value-type="string" office:string-value="Jetzt ist Affe an der Reihe" calcext:value-type="string">
            <text:p>Jetzt ist Affe an der Reih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TEXT([.A257];&quot;000&quot;) &amp; &quot;.mp3&quot;" office:value-type="string" office:string-value="256.mp3" calcext:value-type="string">
            <text:p>256.mp3</text:p>
          </table:table-cell>
          <table:table-cell table:formula="of:=COM.MICROSOFT.CONCAT(&quot;Jetzt ist &quot;;[.C219];&quot; an der Reihe&quot;)" office:value-type="string" office:string-value="Jetzt ist Kuckuck an der Reihe" calcext:value-type="string">
            <text:p>Jetzt ist Kuckuck an der Reihe</text:p>
          </table:table-cell>
          <table:table-cell table:formula="of:=COM.MICROSOFT.CONCAT(&quot;Jetzt ist &quot;;[.D219];&quot; an der Reihe&quot;)" office:value-type="string" office:string-value="Jetzt ist Kuckuck an der Reihe" calcext:value-type="string">
            <text:p>Jetzt ist Kuckuck an der Reihe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TEXT([.A258];&quot;000&quot;) &amp; &quot;.mp3&quot;" office:value-type="string" office:string-value="257.mp3" calcext:value-type="string">
            <text:p>257.mp3</text:p>
          </table:table-cell>
          <table:table-cell table:formula="of:=COM.MICROSOFT.CONCAT(&quot;Jetzt ist &quot;;[.C220];&quot; an der Reihe&quot;)" office:value-type="string" office:string-value="Jetzt ist Schwein an der Reihe" calcext:value-type="string">
            <text:p>Jetzt ist Schwein an der Reihe</text:p>
          </table:table-cell>
          <table:table-cell table:formula="of:=COM.MICROSOFT.CONCAT(&quot;Jetzt ist &quot;;[.D220];&quot; an der Reihe&quot;)" office:value-type="string" office:string-value="Jetzt ist Schwein an der Reihe" calcext:value-type="string">
            <text:p>Jetzt ist Schwein an der Reihe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TEXT([.A259];&quot;000&quot;) &amp; &quot;.mp3&quot;" office:value-type="string" office:string-value="258.mp3" calcext:value-type="string">
            <text:p>258.mp3</text:p>
          </table:table-cell>
          <table:table-cell table:formula="of:=COM.MICROSOFT.CONCAT(&quot;Jetzt ist &quot;;[.C221];&quot; an der Reihe&quot;)" office:value-type="string" office:string-value="Jetzt ist Ziege an der Reihe" calcext:value-type="string">
            <text:p>Jetzt ist Ziege an der Reihe</text:p>
          </table:table-cell>
          <table:table-cell table:formula="of:=COM.MICROSOFT.CONCAT(&quot;Jetzt ist &quot;;[.D221];&quot; an der Reihe&quot;)" office:value-type="string" office:string-value="Jetzt ist Ziege an der Reihe" calcext:value-type="string">
            <text:p>Jetzt ist Ziege an der Reih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TEXT([.A260];&quot;000&quot;) &amp; &quot;.mp3&quot;" office:value-type="string" office:string-value="259.mp3" calcext:value-type="string">
            <text:p>259.mp3</text:p>
          </table:table-cell>
          <table:table-cell table:formula="of:=COM.MICROSOFT.CONCAT(&quot;Jetzt ist &quot;;[.C222];&quot; an der Reihe&quot;)" office:value-type="string" office:string-value="Jetzt ist Schaf an der Reihe" calcext:value-type="string">
            <text:p>Jetzt ist Schaf an der Reihe</text:p>
          </table:table-cell>
          <table:table-cell table:formula="of:=COM.MICROSOFT.CONCAT(&quot;Jetzt ist &quot;;[.D222];&quot; an der Reihe&quot;)" office:value-type="string" office:string-value="Jetzt ist Schaf an der Reihe" calcext:value-type="string">
            <text:p>Jetzt ist Schaf an der Reih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TEXT([.A261];&quot;000&quot;) &amp; &quot;.mp3&quot;" office:value-type="string" office:string-value="260.mp3" calcext:value-type="string">
            <text:p>260.mp3</text:p>
          </table:table-cell>
          <table:table-cell table:formula="of:=COM.MICROSOFT.CONCAT(&quot;Jetzt ist &quot;;[.C223];&quot; an der Reihe&quot;)" office:value-type="string" office:string-value="Jetzt ist Wolf an der Reihe" calcext:value-type="string">
            <text:p>Jetzt ist Wolf an der Reihe</text:p>
          </table:table-cell>
          <table:table-cell table:formula="of:=COM.MICROSOFT.CONCAT(&quot;Jetzt ist &quot;;[.D223];&quot; an der Reihe&quot;)" office:value-type="string" office:string-value="Jetzt ist Wolf an der Reihe" calcext:value-type="string">
            <text:p>Jetzt ist Wolf an der Reihe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TEXT([.A262];&quot;000&quot;) &amp; &quot;.mp3&quot;" office:value-type="string" office:string-value="261.mp3" calcext:value-type="string">
            <text:p>261.mp3</text:p>
          </table:table-cell>
          <table:table-cell table:formula="of:=COM.MICROSOFT.CONCAT(&quot;Jetzt ist &quot;;[.C224];&quot; an der Reihe&quot;)" office:value-type="string" office:string-value="Jetzt ist Taube an der Reihe" calcext:value-type="string">
            <text:p>Jetzt ist Taube an der Reihe</text:p>
          </table:table-cell>
          <table:table-cell table:formula="of:=COM.MICROSOFT.CONCAT(&quot;Jetzt ist &quot;;[.D224];&quot; an der Reihe&quot;)" office:value-type="string" office:string-value="Jetzt ist Taube an der Reihe" calcext:value-type="string">
            <text:p>Jetzt ist Taube an der Reihe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TEXT([.A263];&quot;000&quot;) &amp; &quot;.mp3&quot;" office:value-type="string" office:string-value="262.mp3" calcext:value-type="string">
            <text:p>262.mp3</text:p>
          </table:table-cell>
          <table:table-cell table:formula="of:=COM.MICROSOFT.CONCAT(&quot;Jetzt ist &quot;;[.C225];&quot; an der Reihe&quot;)" office:value-type="string" office:string-value="Jetzt ist Henne an der Reihe" calcext:value-type="string">
            <text:p>Jetzt ist Henne an der Reihe</text:p>
          </table:table-cell>
          <table:table-cell table:formula="of:=COM.MICROSOFT.CONCAT(&quot;Jetzt ist &quot;;[.D225];&quot; an der Reihe&quot;)" office:value-type="string" office:string-value="Jetzt ist Henne an der Reihe" calcext:value-type="string">
            <text:p>Jetzt ist Henne an der Reihe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TEXT([.A264];&quot;000&quot;) &amp; &quot;.mp3&quot;" office:value-type="string" office:string-value="263.mp3" calcext:value-type="string">
            <text:p>263.mp3</text:p>
          </table:table-cell>
          <table:table-cell table:formula="of:=COM.MICROSOFT.CONCAT(&quot;Jetzt ist &quot;;[.C226];&quot; an der Reihe&quot;)" office:value-type="string" office:string-value="Jetzt ist Seehund an der Reihe" calcext:value-type="string">
            <text:p>Jetzt ist Seehund an der Reihe</text:p>
          </table:table-cell>
          <table:table-cell table:formula="of:=COM.MICROSOFT.CONCAT(&quot;Jetzt ist &quot;;[.D226];&quot; an der Reihe&quot;)" office:value-type="string" office:string-value="Jetzt ist Seehund an der Reihe" calcext:value-type="string">
            <text:p>Jetzt ist Seehund an der Reihe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TEXT([.A265];&quot;000&quot;) &amp; &quot;.mp3&quot;" office:value-type="string" office:string-value="264.mp3" calcext:value-type="string">
            <text:p>264.mp3</text:p>
          </table:table-cell>
          <table:table-cell table:formula="of:=COM.MICROSOFT.CONCAT(&quot;Jetzt ist &quot;;[.C227];&quot; an der Reihe&quot;)" office:value-type="string" office:string-value="Jetzt ist Pferd an der Reihe" calcext:value-type="string">
            <text:p>Jetzt ist Pferd an der Reihe</text:p>
          </table:table-cell>
          <table:table-cell table:formula="of:=COM.MICROSOFT.CONCAT(&quot;Jetzt ist &quot;;[.D227];&quot; an der Reihe&quot;)" office:value-type="string" office:string-value="Jetzt ist Pferd an der Reihe" calcext:value-type="string">
            <text:p>Jetzt ist Pferd an der Reihe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TEXT([.A266];&quot;000&quot;) &amp; &quot;.mp3&quot;" office:value-type="string" office:string-value="265.mp3" calcext:value-type="string">
            <text:p>265.mp3</text:p>
          </table:table-cell>
          <table:table-cell table:formula="of:=COM.MICROSOFT.CONCAT(&quot;Jetzt ist &quot;;[.C228];&quot; an der Reihe&quot;)" office:value-type="string" office:string-value="Jetzt ist Ente an der Reihe" calcext:value-type="string">
            <text:p>Jetzt ist Ente an der Reihe</text:p>
          </table:table-cell>
          <table:table-cell table:formula="of:=COM.MICROSOFT.CONCAT(&quot;Jetzt ist &quot;;[.D228];&quot; an der Reihe&quot;)" office:value-type="string" office:string-value="Jetzt ist Ente an der Reihe" calcext:value-type="string">
            <text:p>Jetzt ist Ente an der Reih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TEXT([.A267];&quot;000&quot;) &amp; &quot;.mp3&quot;" office:value-type="string" office:string-value="266.mp3" calcext:value-type="string">
            <text:p>266.mp3</text:p>
          </table:table-cell>
          <table:table-cell table:formula="of:=COM.MICROSOFT.CONCAT(&quot;Jetzt ist &quot;;[.C229];&quot; an der Reihe&quot;)" office:value-type="string" office:string-value="Jetzt ist Gans an der Reihe" calcext:value-type="string">
            <text:p>Jetzt ist Gans an der Reihe</text:p>
          </table:table-cell>
          <table:table-cell table:formula="of:=COM.MICROSOFT.CONCAT(&quot;Jetzt ist &quot;;[.D229];&quot; an der Reihe&quot;)" office:value-type="string" office:string-value="Jetzt ist Gans an der Reihe" calcext:value-type="string">
            <text:p>Jetzt ist Gans an der Reihe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TEXT([.A268];&quot;000&quot;) &amp; &quot;.mp3&quot;" office:value-type="string" office:string-value="267.mp3" calcext:value-type="string">
            <text:p>267.mp3</text:p>
          </table:table-cell>
          <table:table-cell table:number-columns-repeated="2" office:value-type="string" calcext:value-type="string">
            <text:p>Die richtige Lösung ist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TEXT([.A269];&quot;000&quot;) &amp; &quot;.mp3&quot;" office:value-type="string" office:string-value="268.mp3" calcext:value-type="string">
            <text:p>268.mp3</text:p>
          </table:table-cell>
          <table:table-cell table:number-columns-repeated="2" office:value-type="string" calcext:value-type="string">
            <text:p>Deine Antwort w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KaitiM GB" svg:font-family="'AR PL KaitiM GB'" style:font-family-generic="system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AR PL UMing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Ming CN" style:font-family-asian="'AR PL UMing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 style:data-style-name="N2" text:time-value="21:08:33.68277711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31T15:15:06.968239312</meta:creation-date>
    <dc:date>2025-12-01T21:16:22.770194837</dc:date>
    <meta:editing-duration>PT1H49M51S</meta:editing-duration>
    <meta:editing-cycles>24</meta:editing-cycles>
    <meta:generator>LibreOffice/25.8.3.2$Linux_X86_64 LibreOffice_project/580$Build-2</meta:generator>
    <meta:document-statistic meta:table-count="1" meta:cell-count="1076" meta:object-count="0"/>
  </office:meta>
</office:document-meta>
</file>